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5802120" table:style-name="ce5">
            <text:p>5.802.120</text:p>
          </table:table-cell>
          <table:table-cell office:value-type="float" office:value="833000" table:style-name="ce5">
            <text:p>833.0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395200" table:style-name="ce5">
            <text:p>395.200</text:p>
          </table:table-cell>
          <table:table-cell office:value-type="float" office:value="8836120" table:style-name="ce6">
            <text:p>8.836.120</text:p>
          </table:table-cell>
          <table:table-cell office:value-type="float" office:value="8116699" table:style-name="ce6">
            <text:p>8.116.699</text:p>
          </table:table-cell>
          <table:table-cell office:value-type="percentage" office:value="0.91858179834588027" table:style-name="ce7">
            <text:p>91,9%</text:p>
          </table:table-cell>
          <table:table-cell office:value-type="float" office:value="4801679" table:style-name="ce5">
            <text:p>4.801.679</text:p>
          </table:table-cell>
          <table:table-cell office:value-type="float" office:value="3492103" table:style-name="ce5">
            <text:p>3.492.103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022895" table:style-name="ce5">
            <text:p>1.022.895</text:p>
          </table:table-cell>
          <table:table-cell office:value-type="float" office:value="136100" table:style-name="ce5">
            <text:p>136.100</text:p>
          </table:table-cell>
          <table:table-cell office:value-type="float" office:value="285700" table:style-name="ce5">
            <text:p>285.700</text:p>
          </table:table-cell>
          <table:table-cell office:value-type="float" office:value="50600" table:style-name="ce5">
            <text:p>50.600</text:p>
          </table:table-cell>
          <table:table-cell office:value-type="float" office:value="1495295" table:style-name="ce6">
            <text:p>1.495.295</text:p>
          </table:table-cell>
          <table:table-cell office:value-type="float" office:value="1315126" table:style-name="ce6">
            <text:p>1.315.126</text:p>
          </table:table-cell>
          <table:table-cell office:value-type="percentage" office:value="0.87950939446731247" table:style-name="ce7">
            <text:p>88,0%</text:p>
          </table:table-cell>
          <table:table-cell office:value-type="float" office:value="772168" table:style-name="ce5">
            <text:p>772.168</text:p>
          </table:table-cell>
          <table:table-cell office:value-type="float" office:value="604618" table:style-name="ce5">
            <text:p>604.618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867875" table:style-name="ce5">
            <text:p>867.875</text:p>
          </table:table-cell>
          <table:table-cell office:value-type="float" office:value="113200" table:style-name="ce5">
            <text:p>113.200</text:p>
          </table:table-cell>
          <table:table-cell office:value-type="float" office:value="233400" table:style-name="ce5">
            <text:p>233.400</text:p>
          </table:table-cell>
          <table:table-cell office:value-type="float" office:value="38900" table:style-name="ce5">
            <text:p>38.900</text:p>
          </table:table-cell>
          <table:table-cell office:value-type="float" office:value="1253375" table:style-name="ce6">
            <text:p>1.253.375</text:p>
          </table:table-cell>
          <table:table-cell office:value-type="float" office:value="1167000" table:style-name="ce6">
            <text:p>1.167.000</text:p>
          </table:table-cell>
          <table:table-cell office:value-type="percentage" office:value="0.93108606761743296" table:style-name="ce7">
            <text:p>93,1%</text:p>
          </table:table-cell>
          <table:table-cell office:value-type="float" office:value="680138" table:style-name="ce5">
            <text:p>680.138</text:p>
          </table:table-cell>
          <table:table-cell office:value-type="float" office:value="525870" table:style-name="ce5">
            <text:p>525.870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743310" table:style-name="ce5">
            <text:p>743.310</text:p>
          </table:table-cell>
          <table:table-cell office:value-type="float" office:value="106600" table:style-name="ce5">
            <text:p>106.600</text:p>
          </table:table-cell>
          <table:table-cell office:value-type="float" office:value="256400" table:style-name="ce5">
            <text:p>256.400</text:p>
          </table:table-cell>
          <table:table-cell office:value-type="float" office:value="102650" table:style-name="ce5">
            <text:p>102.650</text:p>
          </table:table-cell>
          <table:table-cell office:value-type="float" office:value="1208960" table:style-name="ce6">
            <text:p>1.208.960</text:p>
          </table:table-cell>
          <table:table-cell office:value-type="float" office:value="1026952" table:style-name="ce6">
            <text:p>1.026.952</text:p>
          </table:table-cell>
          <table:table-cell office:value-type="percentage" office:value="0.84945076760190574" table:style-name="ce7">
            <text:p>84,9%</text:p>
          </table:table-cell>
          <table:table-cell office:value-type="float" office:value="624682" table:style-name="ce5">
            <text:p>624.682</text:p>
          </table:table-cell>
          <table:table-cell office:value-type="float" office:value="452523" table:style-name="ce5">
            <text:p>452.523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422690" table:style-name="ce5">
            <text:p>1.422.690</text:p>
          </table:table-cell>
          <table:table-cell office:value-type="float" office:value="199900" table:style-name="ce5">
            <text:p>199.900</text:p>
          </table:table-cell>
          <table:table-cell office:value-type="float" office:value="503700" table:style-name="ce5">
            <text:p>503.700</text:p>
          </table:table-cell>
          <table:table-cell office:value-type="float" office:value="95100" table:style-name="ce5">
            <text:p>95.100</text:p>
          </table:table-cell>
          <table:table-cell office:value-type="float" office:value="2221390" table:style-name="ce6">
            <text:p>2.221.390</text:p>
          </table:table-cell>
          <table:table-cell office:value-type="float" office:value="1941616" table:style-name="ce6">
            <text:p>1.941.616</text:p>
          </table:table-cell>
          <table:table-cell office:value-type="percentage" office:value="0.87405453342276684" table:style-name="ce7">
            <text:p>87,4%</text:p>
          </table:table-cell>
          <table:table-cell office:value-type="float" office:value="1186112" table:style-name="ce5">
            <text:p>1.186.112</text:p>
          </table:table-cell>
          <table:table-cell office:value-type="float" office:value="842988" table:style-name="ce5">
            <text:p>842.988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51185" table:style-name="ce5">
            <text:p>451.185</text:p>
          </table:table-cell>
          <table:table-cell office:value-type="float" office:value="59700" table:style-name="ce5">
            <text:p>59.700</text:p>
          </table:table-cell>
          <table:table-cell office:value-type="float" office:value="130200" table:style-name="ce5">
            <text:p>130.200</text:p>
          </table:table-cell>
          <table:table-cell office:value-type="float" office:value="27500" table:style-name="ce5">
            <text:p>27.500</text:p>
          </table:table-cell>
          <table:table-cell office:value-type="float" office:value="668585" table:style-name="ce6">
            <text:p>668.585</text:p>
          </table:table-cell>
          <table:table-cell office:value-type="float" office:value="574919" table:style-name="ce6">
            <text:p>574.919</text:p>
          </table:table-cell>
          <table:table-cell office:value-type="percentage" office:value="0.85990412587778664" table:style-name="ce7">
            <text:p>86,0%</text:p>
          </table:table-cell>
          <table:table-cell office:value-type="float" office:value="339213" table:style-name="ce5">
            <text:p>339.213</text:p>
          </table:table-cell>
          <table:table-cell office:value-type="float" office:value="251771" table:style-name="ce5">
            <text:p>251.771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032005" table:style-name="ce5">
            <text:p>2.032.005</text:p>
          </table:table-cell>
          <table:table-cell office:value-type="float" office:value="273800" table:style-name="ce5">
            <text:p>273.800</text:p>
          </table:table-cell>
          <table:table-cell office:value-type="float" office:value="514400" table:style-name="ce5">
            <text:p>514.400</text:p>
          </table:table-cell>
          <table:table-cell office:value-type="float" office:value="156100" table:style-name="ce5">
            <text:p>156.100</text:p>
          </table:table-cell>
          <table:table-cell office:value-type="float" office:value="2976305" table:style-name="ce6">
            <text:p>2.976.305</text:p>
          </table:table-cell>
          <table:table-cell office:value-type="float" office:value="2515373" table:style-name="ce6">
            <text:p>2.515.373</text:p>
          </table:table-cell>
          <table:table-cell office:value-type="percentage" office:value="0.84513280728957552" table:style-name="ce7">
            <text:p>84,5%</text:p>
          </table:table-cell>
          <table:table-cell office:value-type="float" office:value="1474359" table:style-name="ce5">
            <text:p>1.474.359</text:p>
          </table:table-cell>
          <table:table-cell office:value-type="float" office:value="1146004" table:style-name="ce5">
            <text:p>1.146.004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496295" table:style-name="ce5">
            <text:p>1.496.295</text:p>
          </table:table-cell>
          <table:table-cell office:value-type="float" office:value="212900" table:style-name="ce5">
            <text:p>212.900</text:p>
          </table:table-cell>
          <table:table-cell office:value-type="float" office:value="460900" table:style-name="ce5">
            <text:p>460.900</text:p>
          </table:table-cell>
          <table:table-cell office:value-type="float" office:value="74275" table:style-name="ce5">
            <text:p>74.275</text:p>
          </table:table-cell>
          <table:table-cell office:value-type="float" office:value="2244370" table:style-name="ce6">
            <text:p>2.244.370</text:p>
          </table:table-cell>
          <table:table-cell office:value-type="float" office:value="1978256" table:style-name="ce6">
            <text:p>1.978.256</text:p>
          </table:table-cell>
          <table:table-cell office:value-type="percentage" office:value="0.88143042368236968" table:style-name="ce7">
            <text:p>88,1%</text:p>
          </table:table-cell>
          <table:table-cell office:value-type="float" office:value="1203917" table:style-name="ce5">
            <text:p>1.203.917</text:p>
          </table:table-cell>
          <table:table-cell office:value-type="float" office:value="844009" table:style-name="ce5">
            <text:p>844.009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5499620" table:style-name="ce5">
            <text:p>5.499.620</text:p>
          </table:table-cell>
          <table:table-cell office:value-type="float" office:value="762200" table:style-name="ce5">
            <text:p>762.2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276500" table:style-name="ce5">
            <text:p>276.500</text:p>
          </table:table-cell>
          <table:table-cell office:value-type="float" office:value="8236420" table:style-name="ce6">
            <text:p>8.236.420</text:p>
          </table:table-cell>
          <table:table-cell office:value-type="float" office:value="7320676" table:style-name="ce6">
            <text:p>7.320.676</text:p>
          </table:table-cell>
          <table:table-cell office:value-type="percentage" office:value="0.8888177144924615" table:style-name="ce7">
            <text:p>88,9%</text:p>
          </table:table-cell>
          <table:table-cell office:value-type="float" office:value="4393418" table:style-name="ce5">
            <text:p>4.393.418</text:p>
          </table:table-cell>
          <table:table-cell office:value-type="float" office:value="3136044" table:style-name="ce5">
            <text:p>3.136.044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504340" table:style-name="ce5">
            <text:p>3.504.340</text:p>
          </table:table-cell>
          <table:table-cell office:value-type="float" office:value="486400" table:style-name="ce5">
            <text:p>486.4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180050" table:style-name="ce5">
            <text:p>180.050</text:p>
          </table:table-cell>
          <table:table-cell office:value-type="float" office:value="5180590" table:style-name="ce6">
            <text:p>5.180.590</text:p>
          </table:table-cell>
          <table:table-cell office:value-type="float" office:value="4579857" table:style-name="ce6">
            <text:p>4.579.857</text:p>
          </table:table-cell>
          <table:table-cell office:value-type="percentage" office:value="0.8840415859969617" table:style-name="ce7">
            <text:p>88,4%</text:p>
          </table:table-cell>
          <table:table-cell office:value-type="float" office:value="2699173" table:style-name="ce5">
            <text:p>2.699.173</text:p>
          </table:table-cell>
          <table:table-cell office:value-type="float" office:value="2037913" table:style-name="ce5">
            <text:p>2.037.913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22005" table:style-name="ce5">
            <text:p>822.005</text:p>
          </table:table-cell>
          <table:table-cell office:value-type="float" office:value="108100" table:style-name="ce5">
            <text:p>108.100</text:p>
          </table:table-cell>
          <table:table-cell office:value-type="float" office:value="228000" table:style-name="ce5">
            <text:p>228.000</text:p>
          </table:table-cell>
          <table:table-cell office:value-type="float" office:value="40500" table:style-name="ce5">
            <text:p>40.500</text:p>
          </table:table-cell>
          <table:table-cell office:value-type="float" office:value="1198605" table:style-name="ce6">
            <text:p>1.198.605</text:p>
          </table:table-cell>
          <table:table-cell office:value-type="float" office:value="1115496" table:style-name="ce6">
            <text:p>1.115.496</text:p>
          </table:table-cell>
          <table:table-cell office:value-type="percentage" office:value="0.93066189445230085" table:style-name="ce7">
            <text:p>93,1%</text:p>
          </table:table-cell>
          <table:table-cell office:value-type="float" office:value="664355" table:style-name="ce5">
            <text:p>664.355</text:p>
          </table:table-cell>
          <table:table-cell office:value-type="float" office:value="503187" table:style-name="ce5">
            <text:p>503.187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200885" table:style-name="ce5">
            <text:p>2.200.885</text:p>
          </table:table-cell>
          <table:table-cell office:value-type="float" office:value="288200" table:style-name="ce5">
            <text:p>288.200</text:p>
          </table:table-cell>
          <table:table-cell office:value-type="float" office:value="595400" table:style-name="ce5">
            <text:p>595.400</text:p>
          </table:table-cell>
          <table:table-cell office:value-type="float" office:value="103200" table:style-name="ce5">
            <text:p>103.200</text:p>
          </table:table-cell>
          <table:table-cell office:value-type="float" office:value="3187685" table:style-name="ce6">
            <text:p>3.187.685</text:p>
          </table:table-cell>
          <table:table-cell office:value-type="float" office:value="2936172" table:style-name="ce6">
            <text:p>2.936.172</text:p>
          </table:table-cell>
          <table:table-cell office:value-type="percentage" office:value="0.92109854016315917" table:style-name="ce7">
            <text:p>92,1%</text:p>
          </table:table-cell>
          <table:table-cell office:value-type="float" office:value="1738099" table:style-name="ce5">
            <text:p>1.738.099</text:p>
          </table:table-cell>
          <table:table-cell office:value-type="float" office:value="1327274" table:style-name="ce5">
            <text:p>1.327.274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42255" table:style-name="ce5">
            <text:p>242.255</text:p>
          </table:table-cell>
          <table:table-cell office:value-type="float" office:value="32100" table:style-name="ce5">
            <text:p>32.100</text:p>
          </table:table-cell>
          <table:table-cell office:value-type="float" office:value="61400" table:style-name="ce5">
            <text:p>61.400</text:p>
          </table:table-cell>
          <table:table-cell office:value-type="float" office:value="18150" table:style-name="ce5">
            <text:p>18.150</text:p>
          </table:table-cell>
          <table:table-cell office:value-type="float" office:value="353905" table:style-name="ce6">
            <text:p>353.905</text:p>
          </table:table-cell>
          <table:table-cell office:value-type="float" office:value="301302" table:style-name="ce6">
            <text:p>301.302</text:p>
          </table:table-cell>
          <table:table-cell office:value-type="percentage" office:value="0.85136406662804986" table:style-name="ce7">
            <text:p>85,1%</text:p>
          </table:table-cell>
          <table:table-cell office:value-type="float" office:value="172280" table:style-name="ce5">
            <text:p>172.280</text:p>
          </table:table-cell>
          <table:table-cell office:value-type="float" office:value="145421" table:style-name="ce5">
            <text:p>145.421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669395" table:style-name="ce5">
            <text:p>4.669.395</text:p>
          </table:table-cell>
          <table:table-cell office:value-type="float" office:value="672900" table:style-name="ce5">
            <text:p>672.900</text:p>
          </table:table-cell>
          <table:table-cell office:value-type="float" office:value="1509400" table:style-name="ce5">
            <text:p>1.509.400</text:p>
          </table:table-cell>
          <table:table-cell office:value-type="float" office:value="292000" table:style-name="ce5">
            <text:p>292.000</text:p>
          </table:table-cell>
          <table:table-cell office:value-type="float" office:value="7143695" table:style-name="ce6">
            <text:p>7.143.695</text:p>
          </table:table-cell>
          <table:table-cell office:value-type="float" office:value="5839719" table:style-name="ce6">
            <text:p>5.839.719</text:p>
          </table:table-cell>
          <table:table-cell office:value-type="percentage" office:value="0.81746477138231688" table:style-name="ce7">
            <text:p>81,7%</text:p>
          </table:table-cell>
          <table:table-cell office:value-type="float" office:value="3528148" table:style-name="ce5">
            <text:p>3.528.148</text:p>
          </table:table-cell>
          <table:table-cell office:value-type="float" office:value="2665434" table:style-name="ce5">
            <text:p>2.665.434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022135" table:style-name="ce5">
            <text:p>1.022.135</text:p>
          </table:table-cell>
          <table:table-cell office:value-type="float" office:value="142200" table:style-name="ce5">
            <text:p>142.200</text:p>
          </table:table-cell>
          <table:table-cell office:value-type="float" office:value="259900" table:style-name="ce5">
            <text:p>259.900</text:p>
          </table:table-cell>
          <table:table-cell office:value-type="float" office:value="83100" table:style-name="ce5">
            <text:p>83.100</text:p>
          </table:table-cell>
          <table:table-cell office:value-type="float" office:value="1507335" table:style-name="ce6">
            <text:p>1.507.335</text:p>
          </table:table-cell>
          <table:table-cell office:value-type="float" office:value="1340481" table:style-name="ce6">
            <text:p>1.340.481</text:p>
          </table:table-cell>
          <table:table-cell office:value-type="percentage" office:value="0.88930529709719475" table:style-name="ce7">
            <text:p>88,9%</text:p>
          </table:table-cell>
          <table:table-cell office:value-type="float" office:value="798720" table:style-name="ce5">
            <text:p>798.720</text:p>
          </table:table-cell>
          <table:table-cell office:value-type="float" office:value="592288" table:style-name="ce5">
            <text:p>592.288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480435" table:style-name="ce5">
            <text:p>480.435</text:p>
          </table:table-cell>
          <table:table-cell office:value-type="float" office:value="68600" table:style-name="ce5">
            <text:p>68.600</text:p>
          </table:table-cell>
          <table:table-cell office:value-type="float" office:value="145700" table:style-name="ce5">
            <text:p>145.700</text:p>
          </table:table-cell>
          <table:table-cell office:value-type="float" office:value="29200" table:style-name="ce5">
            <text:p>29.200</text:p>
          </table:table-cell>
          <table:table-cell office:value-type="float" office:value="723935" table:style-name="ce6">
            <text:p>723.935</text:p>
          </table:table-cell>
          <table:table-cell office:value-type="float" office:value="643419" table:style-name="ce6">
            <text:p>643.419</text:p>
          </table:table-cell>
          <table:table-cell office:value-type="percentage" office:value="0.88878007003391191" table:style-name="ce7">
            <text:p>88,9%</text:p>
          </table:table-cell>
          <table:table-cell office:value-type="float" office:value="388509" table:style-name="ce5">
            <text:p>388.509</text:p>
          </table:table-cell>
          <table:table-cell office:value-type="float" office:value="291930" table:style-name="ce5">
            <text:p>291.930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679940" table:style-name="ce5">
            <text:p>1.679.940</text:p>
          </table:table-cell>
          <table:table-cell office:value-type="float" office:value="222600" table:style-name="ce5">
            <text:p>222.600</text:p>
          </table:table-cell>
          <table:table-cell office:value-type="float" office:value="549600" table:style-name="ce5">
            <text:p>549.600</text:p>
          </table:table-cell>
          <table:table-cell office:value-type="float" office:value="84750" table:style-name="ce5">
            <text:p>84.750</text:p>
          </table:table-cell>
          <table:table-cell office:value-type="float" office:value="2536890" table:style-name="ce6">
            <text:p>2.536.890</text:p>
          </table:table-cell>
          <table:table-cell office:value-type="float" office:value="2223181" table:style-name="ce6">
            <text:p>2.223.181</text:p>
          </table:table-cell>
          <table:table-cell office:value-type="percentage" office:value="0.87634111057239372" table:style-name="ce7">
            <text:p>87,6%</text:p>
          </table:table-cell>
          <table:table-cell office:value-type="float" office:value="1354882" table:style-name="ce5">
            <text:p>1.354.882</text:p>
          </table:table-cell>
          <table:table-cell office:value-type="float" office:value="990169" table:style-name="ce5">
            <text:p>990.169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54630" table:style-name="ce5">
            <text:p>54.630</text:p>
          </table:table-cell>
          <table:table-cell office:value-type="float" office:value="7900" table:style-name="ce5">
            <text:p>7.900</text:p>
          </table:table-cell>
          <table:table-cell office:value-type="float" office:value="18100" table:style-name="ce5">
            <text:p>18.100</text:p>
          </table:table-cell>
          <table:table-cell office:value-type="float" office:value="3150" table:style-name="ce5">
            <text:p>3.150</text:p>
          </table:table-cell>
          <table:table-cell office:value-type="float" office:value="83780" table:style-name="ce6">
            <text:p>83.780</text:p>
          </table:table-cell>
          <table:table-cell office:value-type="float" office:value="75184" table:style-name="ce6">
            <text:p>75.184</text:p>
          </table:table-cell>
          <table:table-cell office:value-type="percentage" office:value="0.89739794700405828" table:style-name="ce7">
            <text:p>89,7%</text:p>
          </table:table-cell>
          <table:table-cell office:value-type="float" office:value="46811" table:style-name="ce5">
            <text:p>46.811</text:p>
          </table:table-cell>
          <table:table-cell office:value-type="float" office:value="32543" table:style-name="ce5">
            <text:p>32.543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54630" table:style-name="ce5">
            <text:p>54.630</text:p>
          </table:table-cell>
          <table:table-cell office:value-type="float" office:value="7800" table:style-name="ce5">
            <text:p>7.800</text:p>
          </table:table-cell>
          <table:table-cell office:value-type="float" office:value="15100" table:style-name="ce5">
            <text:p>15.100</text:p>
          </table:table-cell>
          <table:table-cell office:value-type="float" office:value="4250" table:style-name="ce5">
            <text:p>4.250</text:p>
          </table:table-cell>
          <table:table-cell office:value-type="float" office:value="81780" table:style-name="ce6">
            <text:p>81.780</text:p>
          </table:table-cell>
          <table:table-cell office:value-type="float" office:value="68759" table:style-name="ce6">
            <text:p>68.759</text:p>
          </table:table-cell>
          <table:table-cell office:value-type="percentage" office:value="0.84078014184397165" table:style-name="ce7">
            <text:p>84,1%</text:p>
          </table:table-cell>
          <table:table-cell office:value-type="float" office:value="42562" table:style-name="ce5">
            <text:p>42.562</text:p>
          </table:table-cell>
          <table:table-cell office:value-type="float" office:value="31978" table:style-name="ce5">
            <text:p>31.978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51644" table:style-name="ce6">
            <text:p>151.644</text:p>
          </table:table-cell>
          <table:table-cell office:value-type="percentage" office:value="0.88788702046934287" table:style-name="ce7">
            <text:p>88,8%</text:p>
          </table:table-cell>
          <table:table-cell office:value-type="float" office:value="85508" table:style-name="ce5">
            <text:p>85.508</text:p>
          </table:table-cell>
          <table:table-cell office:value-type="float" office:value="67074" table:style-name="ce5">
            <text:p>67.074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2490" table:style-name="ce5">
            <text:p>2.490</text:p>
          </table:table-cell>
          <table:table-cell office:value-type="float" office:value="0" table:style-name="ce5">
            <text:p>0</text:p>
          </table:table-cell>
          <table:table-cell office:value-type="float" office:value="2030" table:style-name="ce5">
            <text:p>2.030</text:p>
          </table:table-cell>
          <table:table-cell office:value-type="float" office:value="4520" table:style-name="ce6">
            <text:p>4.520</text:p>
          </table:table-cell>
          <table:table-cell office:value-type="float" office:value="1904" table:style-name="ce6">
            <text:p>1.904</text:p>
          </table:table-cell>
          <table:table-cell office:value-type="percentage" office:value="0.42123893805309737" table:style-name="ce7">
            <text:p>42,1%</text:p>
          </table:table-cell>
          <table:table-cell office:value-type="float" office:value="1640" table:style-name="ce5">
            <text:p>1.640</text:p>
          </table:table-cell>
          <table:table-cell office:value-type="float" office:value="939" table:style-name="ce5">
            <text:p>939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4115037" table:style-name="ce11">
            <text:p>34.115.037</text:p>
          </table:table-cell>
          <table:table-cell office:value-type="float" office:value="4752990" table:style-name="ce12">
            <text:p>4.752.990</text:p>
          </table:table-cell>
          <table:table-cell office:value-type="float" office:value="10387100" table:style-name="ce13">
            <text:p>10.387.100</text:p>
          </table:table-cell>
          <table:table-cell office:value-type="float" office:value="2059205" table:style-name="ce14">
            <text:p>2.059.205</text:p>
          </table:table-cell>
          <table:table-cell office:value-type="float" office:value="51314332" table:style-name="ce15">
            <text:p>51.314.332</text:p>
          </table:table-cell>
          <table:table-cell office:value-type="float" office:value="45233735" table:style-name="ce15">
            <text:p>45.233.735</text:p>
          </table:table-cell>
          <table:table-cell office:value-type="percentage" office:value="0.88150294931248452" table:style-name="ce16">
            <text:p>88,2%</text:p>
          </table:table-cell>
          <table:table-cell office:value-type="float" office:value="26996373" table:style-name="ce15">
            <text:p>26.996.373</text:p>
          </table:table-cell>
          <table:table-cell office:value-type="float" office:value="19982080" table:style-name="ce15">
            <text:p>19.982.080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202252" table:style-name="ce23">
            <text:p>4.202.252</text:p>
          </table:table-cell>
          <table:table-cell office:value-type="percentage" office:value="0.90757873507698084" table:style-name="ce24">
            <text:p>90,8%</text:p>
          </table:table-cell>
          <table:table-cell office:value-type="float" office:value="2655584" table:style-name="ce23">
            <text:p>2.655.584</text:p>
          </table:table-cell>
          <table:table-cell office:value-type="percentage" office:value="0.57353808567660125" table:style-name="ce24">
            <text:p>57,4%</text:p>
          </table:table-cell>
          <table:table-cell office:value-type="date" office:date-value="2021-07-06T00:00:00" table:style-name="ce25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05657" table:style-name="ce5">
            <text:p>705.657</text:p>
          </table:table-cell>
          <table:table-cell office:value-type="percentage" office:value="0.89625675377029945" table:style-name="ce26">
            <text:p>89,6%</text:p>
          </table:table-cell>
          <table:table-cell office:value-type="float" office:value="456688" table:style-name="ce5">
            <text:p>456.688</text:p>
          </table:table-cell>
          <table:table-cell office:value-type="percentage" office:value="0.58004059247743667" table:style-name="ce26">
            <text:p>58,0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22702" table:style-name="ce5">
            <text:p>622.702</text:p>
          </table:table-cell>
          <table:table-cell office:value-type="percentage" office:value="0.92065970297102895" table:style-name="ce26">
            <text:p>92,1%</text:p>
          </table:table-cell>
          <table:table-cell office:value-type="float" office:value="407029" table:style-name="ce5">
            <text:p>407.029</text:p>
          </table:table-cell>
          <table:table-cell office:value-type="percentage" office:value="0.60178897488781946" table:style-name="ce26">
            <text:p>60,2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06307" table:style-name="ce5">
            <text:p>506.307</text:p>
          </table:table-cell>
          <table:table-cell office:value-type="percentage" office:value="0.81760267933559194" table:style-name="ce26">
            <text:p>81,8%</text:p>
          </table:table-cell>
          <table:table-cell office:value-type="float" office:value="310758" table:style-name="ce5">
            <text:p>310.758</text:p>
          </table:table-cell>
          <table:table-cell office:value-type="percentage" office:value="0.50182314964037611" table:style-name="ce26">
            <text:p>50,2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00373" table:style-name="ce5">
            <text:p>1.000.373</text:p>
          </table:table-cell>
          <table:table-cell office:value-type="percentage" office:value="0.82112542528697896" table:style-name="ce26">
            <text:p>82,1%</text:p>
          </table:table-cell>
          <table:table-cell office:value-type="float" office:value="619226" table:style-name="ce5">
            <text:p>619.226</text:p>
          </table:table-cell>
          <table:table-cell office:value-type="percentage" office:value="0.50827262690891784" table:style-name="ce26">
            <text:p>50,8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22637" table:style-name="ce5">
            <text:p>322.637</text:p>
          </table:table-cell>
          <table:table-cell office:value-type="percentage" office:value="0.89824492045903792" table:style-name="ce26">
            <text:p>89,8%</text:p>
          </table:table-cell>
          <table:table-cell office:value-type="float" office:value="205664" table:style-name="ce5">
            <text:p>205.664</text:p>
          </table:table-cell>
          <table:table-cell office:value-type="percentage" office:value="0.57258356394736987" table:style-name="ce26">
            <text:p>57,3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392071" table:style-name="ce5">
            <text:p>1.392.071</text:p>
          </table:table-cell>
          <table:table-cell office:value-type="percentage" office:value="0.90859017754460802" table:style-name="ce26">
            <text:p>90,9%</text:p>
          </table:table-cell>
          <table:table-cell office:value-type="float" office:value="979882" table:style-name="ce5">
            <text:p>979.882</text:p>
          </table:table-cell>
          <table:table-cell office:value-type="percentage" office:value="0.63955872965729887" table:style-name="ce26">
            <text:p>64,0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44282" table:style-name="ce5">
            <text:p>1.044.282</text:p>
          </table:table-cell>
          <table:table-cell office:value-type="percentage" office:value="0.9074226943871424" table:style-name="ce26">
            <text:p>90,7%</text:p>
          </table:table-cell>
          <table:table-cell office:value-type="float" office:value="643136" table:style-name="ce5">
            <text:p>643.136</text:p>
          </table:table-cell>
          <table:table-cell office:value-type="percentage" office:value="0.55884923993458591" table:style-name="ce26">
            <text:p>55,9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740916" table:style-name="ce5">
            <text:p>3.740.916</text:p>
          </table:table-cell>
          <table:table-cell office:value-type="percentage" office:value="0.86423091770631988" table:style-name="ce26">
            <text:p>86,4%</text:p>
          </table:table-cell>
          <table:table-cell office:value-type="float" office:value="2366029" table:style-name="ce5">
            <text:p>2.366.029</text:p>
          </table:table-cell>
          <table:table-cell office:value-type="percentage" office:value="0.54660286785101997" table:style-name="ce26">
            <text:p>54,7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541731" table:style-name="ce5">
            <text:p>2.541.731</text:p>
          </table:table-cell>
          <table:table-cell office:value-type="percentage" office:value="0.87674829245375108" table:style-name="ce26">
            <text:p>87,7%</text:p>
          </table:table-cell>
          <table:table-cell office:value-type="float" office:value="1653615" table:style-name="ce5">
            <text:p>1.653.615</text:p>
          </table:table-cell>
          <table:table-cell office:value-type="percentage" office:value="0.57040030106486861" table:style-name="ce26">
            <text:p>57,0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92717" table:style-name="ce5">
            <text:p>592.717</text:p>
          </table:table-cell>
          <table:table-cell office:value-type="percentage" office:value="0.95309283986827209" table:style-name="ce26">
            <text:p>95,3%</text:p>
          </table:table-cell>
          <table:table-cell office:value-type="float" office:value="404695" table:style-name="ce5">
            <text:p>404.695</text:p>
          </table:table-cell>
          <table:table-cell office:value-type="percentage" office:value="0.65075222548111555" table:style-name="ce26">
            <text:p>65,1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17667" table:style-name="ce5">
            <text:p>1.617.667</text:p>
          </table:table-cell>
          <table:table-cell office:value-type="percentage" office:value="0.9404488457363841" table:style-name="ce26">
            <text:p>94,0%</text:p>
          </table:table-cell>
          <table:table-cell office:value-type="float" office:value="1098289" table:style-name="ce5">
            <text:p>1.098.289</text:p>
          </table:table-cell>
          <table:table-cell office:value-type="percentage" office:value="0.63850262281110237" table:style-name="ce26">
            <text:p>63,9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63006" table:style-name="ce5">
            <text:p>163.006</text:p>
          </table:table-cell>
          <table:table-cell office:value-type="percentage" office:value="0.86401535028437249" table:style-name="ce26">
            <text:p>86,4%</text:p>
          </table:table-cell>
          <table:table-cell office:value-type="float" office:value="119170" table:style-name="ce5">
            <text:p>119.170</text:p>
          </table:table-cell>
          <table:table-cell office:value-type="percentage" office:value="0.63166208172330263" table:style-name="ce26">
            <text:p>63,2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198704" table:style-name="ce5">
            <text:p>3.198.704</text:p>
          </table:table-cell>
          <table:table-cell office:value-type="percentage" office:value="0.85703752130065269" table:style-name="ce26">
            <text:p>85,7%</text:p>
          </table:table-cell>
          <table:table-cell office:value-type="float" office:value="2129600" table:style-name="ce5">
            <text:p>2.129.600</text:p>
          </table:table-cell>
          <table:table-cell office:value-type="percentage" office:value="0.57058955919705912" table:style-name="ce26">
            <text:p>57,1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09305" table:style-name="ce5">
            <text:p>709.305</text:p>
          </table:table-cell>
          <table:table-cell office:value-type="percentage" office:value="0.90128616301055153" table:style-name="ce26">
            <text:p>90,1%</text:p>
          </table:table-cell>
          <table:table-cell office:value-type="float" office:value="418504" table:style-name="ce5">
            <text:p>418.504</text:p>
          </table:table-cell>
          <table:table-cell office:value-type="percentage" office:value="0.53177668896253072" table:style-name="ce26">
            <text:p>53,2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3228" table:style-name="ce5">
            <text:p>343.228</text:p>
          </table:table-cell>
          <table:table-cell office:value-type="percentage" office:value="0.91406079393232453" table:style-name="ce26">
            <text:p>91,4%</text:p>
          </table:table-cell>
          <table:table-cell office:value-type="float" office:value="217838" table:style-name="ce5">
            <text:p>217.838</text:p>
          </table:table-cell>
          <table:table-cell office:value-type="percentage" office:value="0.58013091947227413" table:style-name="ce26">
            <text:p>58,0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31306" table:style-name="ce5">
            <text:p>1.231.306</text:p>
          </table:table-cell>
          <table:table-cell office:value-type="percentage" office:value="0.90988132361852125" table:style-name="ce26">
            <text:p>91,0%</text:p>
          </table:table-cell>
          <table:table-cell office:value-type="float" office:value="808380" table:style-name="ce5">
            <text:p>808.380</text:p>
          </table:table-cell>
          <table:table-cell office:value-type="percentage" office:value="0.59735749227790669" table:style-name="ce26">
            <text:p>59,7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711" table:style-name="ce5">
            <text:p>32.711</text:p>
          </table:table-cell>
          <table:table-cell office:value-type="percentage" office:value="0.83921699420185747" table:style-name="ce26">
            <text:p>83,9%</text:p>
          </table:table-cell>
          <table:table-cell office:value-type="float" office:value="19465" table:style-name="ce5">
            <text:p>19.465</text:p>
          </table:table-cell>
          <table:table-cell office:value-type="percentage" office:value="0.49938426804864283" table:style-name="ce26">
            <text:p>49,9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162" table:style-name="ce5">
            <text:p>30.162</text:p>
          </table:table-cell>
          <table:table-cell office:value-type="percentage" office:value="0.81026192075218262" table:style-name="ce26">
            <text:p>81,0%</text:p>
          </table:table-cell>
          <table:table-cell office:value-type="float" office:value="18868" table:style-name="ce5">
            <text:p>18.868</text:p>
          </table:table-cell>
          <table:table-cell office:value-type="percentage" office:value="0.50686366689053053" table:style-name="ce26">
            <text:p>50,7%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3474" table:style-name="ce5">
            <text:p>33.474</text:p>
          </table:table-cell>
          <table:table-cell office:value-type="string" table:style-name="ce26">
            <text:p>-</text:p>
          </table:table-cell>
          <table:table-cell office:value-type="float" office:value="10926" table:style-name="ce5">
            <text:p>10.926</text:p>
          </table:table-cell>
          <table:table-cell office:value-type="string" table:style-name="ce26">
            <text:p>-</text:p>
          </table:table-cell>
          <table:table-cell office:value-type="date" office:date-value="2021-07-06T00:00:00" table:style-name="ce8">
            <text:p>0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776" table:style-name="ce5">
            <text:p>776</text:p>
          </table:table-cell>
          <table:table-cell office:value-type="string" table:style-name="ce26">
            <text:p>-</text:p>
          </table:table-cell>
          <table:table-cell office:value-type="float" office:value="264" table:style-name="ce5">
            <text:p>264</text:p>
          </table:table-cell>
          <table:table-cell office:value-type="string" table:style-name="ce26">
            <text:p>-</text:p>
          </table:table-cell>
          <table:table-cell office:value-type="date" office:date-value="2021-07-05T00:00:00" table:style-name="ce8">
            <text:p>05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031984" table:style-name="ce15">
            <text:p>24.031.984</text:p>
          </table:table-cell>
          <table:table-cell office:value-type="percentage" office:value="0.88822800686189118" table:style-name="ce16">
            <text:p>88,8%</text:p>
          </table:table-cell>
          <table:table-cell office:value-type="float" office:value="15543610" table:style-name="ce15">
            <text:p>15.543.610</text:p>
          </table:table-cell>
          <table:table-cell office:value-type="percentage" office:value="0.57449562756610362" table:style-name="ce16">
            <text:p>57,4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1920" table:style-name="ce35">
            <text:p>431.920</text:p>
          </table:table-cell>
          <table:table-cell office:value-type="percentage" office:value="1" table:style-name="ce36">
            <text:p>100,0%</text:p>
          </table:table-cell>
          <table:table-cell office:value-type="float" office:value="648358" table:style-name="ce35">
            <text:p>648.358</text:p>
          </table:table-cell>
          <table:table-cell office:value-type="percentage" office:value="0.99688951553012772" table:style-name="ce36">
            <text:p>99,7%</text:p>
          </table:table-cell>
          <table:table-cell office:value-type="float" office:value="887932" table:style-name="ce35">
            <text:p>887.932</text:p>
          </table:table-cell>
          <table:table-cell office:value-type="percentage" office:value="0.96920254064031208" table:style-name="ce36">
            <text:p>96,9%</text:p>
          </table:table-cell>
          <table:table-cell office:value-type="float" office:value="1144911" table:style-name="ce35">
            <text:p>1.144.911</text:p>
          </table:table-cell>
          <table:table-cell office:value-type="percentage" office:value="0.90505295959513721" table:style-name="ce36">
            <text:p>90,5%</text:p>
          </table:table-cell>
          <table:table-cell office:value-type="float" office:value="1089131" table:style-name="ce35">
            <text:p>1.089.131</text:p>
          </table:table-cell>
          <table:table-cell office:value-type="percentage" office:value="0.78631145162058858" table:style-name="ce36">
            <text:p>78,6%</text:p>
          </table:table-cell>
          <table:table-cell office:value-type="float" office:value="478982" table:style-name="ce35">
            <text:p>478.982</text:p>
          </table:table-cell>
          <table:table-cell office:value-type="percentage" office:value="0.42007968658597444" table:style-name="ce36">
            <text:p>42,0%</text:p>
          </table:table-cell>
          <table:table-cell office:value-type="float" office:value="114481" table:style-name="ce35">
            <text:p>114.481</text:p>
          </table:table-cell>
          <table:table-cell office:value-type="percentage" office:value="0.12327387925984631" table:style-name="ce36">
            <text:p>12,3%</text:p>
          </table:table-cell>
          <table:table-cell office:value-type="float" office:value="5964" table:style-name="ce35">
            <text:p>5.964</text:p>
          </table:table-cell>
          <table:table-cell office:value-type="percentage" office:value="7.9212970526240292E-3" table:style-name="ce36">
            <text:p>0,8%</text:p>
          </table:table-cell>
          <table:table-cell office:value-type="float" office:value="4801679" table:style-name="ce35">
            <text:p>4.801.679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4434985356231067" table:style-name="ce36">
            <text:p>6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767" table:style-name="ce38">
            <text:p>100.767</text:p>
          </table:table-cell>
          <table:table-cell office:value-type="percentage" office:value="1" table:style-name="ce39">
            <text:p>100,0%</text:p>
          </table:table-cell>
          <table:table-cell office:value-type="float" office:value="118232" table:style-name="ce38">
            <text:p>118.232</text:p>
          </table:table-cell>
          <table:table-cell office:value-type="percentage" office:value="0.99392207137152699" table:style-name="ce39">
            <text:p>99,4%</text:p>
          </table:table-cell>
          <table:table-cell office:value-type="float" office:value="149233" table:style-name="ce38">
            <text:p>149.233</text:p>
          </table:table-cell>
          <table:table-cell office:value-type="percentage" office:value="0.95437656282975303" table:style-name="ce39">
            <text:p>95,4%</text:p>
          </table:table-cell>
          <table:table-cell office:value-type="float" office:value="174416" table:style-name="ce38">
            <text:p>174.416</text:p>
          </table:table-cell>
          <table:table-cell office:value-type="percentage" office:value="0.87970706021203837" table:style-name="ce39">
            <text:p>88,0%</text:p>
          </table:table-cell>
          <table:table-cell office:value-type="float" office:value="163009" table:style-name="ce38">
            <text:p>163.009</text:p>
          </table:table-cell>
          <table:table-cell office:value-type="percentage" office:value="0.75838245488338774" table:style-name="ce39">
            <text:p>75,8%</text:p>
          </table:table-cell>
          <table:table-cell office:value-type="float" office:value="46170" table:style-name="ce38">
            <text:p>46.170</text:p>
          </table:table-cell>
          <table:table-cell office:value-type="percentage" office:value="0.28103429385340201" table:style-name="ce39">
            <text:p>28,1%</text:p>
          </table:table-cell>
          <table:table-cell office:value-type="float" office:value="18724" table:style-name="ce38">
            <text:p>18.724</text:p>
          </table:table-cell>
          <table:table-cell office:value-type="percentage" office:value="0.14358785592135029" table:style-name="ce39">
            <text:p>14,4%</text:p>
          </table:table-cell>
          <table:table-cell office:value-type="float" office:value="1617" table:style-name="ce38">
            <text:p>1.617</text:p>
          </table:table-cell>
          <table:table-cell office:value-type="percentage" office:value="1.568243315326499E-2" table:style-name="ce39">
            <text:p>1,6%</text:p>
          </table:table-cell>
          <table:table-cell office:value-type="float" office:value="772168" table:style-name="ce38">
            <text:p>772.16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5154488859487614" table:style-name="ce39">
            <text:p>65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563" table:style-name="ce38">
            <text:p>88.563</text:p>
          </table:table-cell>
          <table:table-cell office:value-type="percentage" office:value="1" table:style-name="ce39">
            <text:p>100,0%</text:p>
          </table:table-cell>
          <table:table-cell office:value-type="float" office:value="113598" table:style-name="ce38">
            <text:p>113.598</text:p>
          </table:table-cell>
          <table:table-cell office:value-type="percentage" office:value="1" table:style-name="ce39">
            <text:p>100,0%</text:p>
          </table:table-cell>
          <table:table-cell office:value-type="float" office:value="142421" table:style-name="ce38">
            <text:p>142.421</text:p>
          </table:table-cell>
          <table:table-cell office:value-type="percentage" office:value="0.95168123379573943" table:style-name="ce39">
            <text:p>95,2%</text:p>
          </table:table-cell>
          <table:table-cell office:value-type="float" office:value="144770" table:style-name="ce38">
            <text:p>144.770</text:p>
          </table:table-cell>
          <table:table-cell office:value-type="percentage" office:value="0.89009806634080357" table:style-name="ce39">
            <text:p>89,0%</text:p>
          </table:table-cell>
          <table:table-cell office:value-type="float" office:value="133350" table:style-name="ce38">
            <text:p>133.350</text:p>
          </table:table-cell>
          <table:table-cell office:value-type="percentage" office:value="0.79853646560035452" table:style-name="ce39">
            <text:p>79,9%</text:p>
          </table:table-cell>
          <table:table-cell office:value-type="float" office:value="46468" table:style-name="ce38">
            <text:p>46.468</text:p>
          </table:table-cell>
          <table:table-cell office:value-type="percentage" office:value="0.40600781120304757" table:style-name="ce39">
            <text:p>40,6%</text:p>
          </table:table-cell>
          <table:table-cell office:value-type="float" office:value="10374" table:style-name="ce38">
            <text:p>10.374</text:p>
          </table:table-cell>
          <table:table-cell office:value-type="percentage" office:value="0.13113220664635766" table:style-name="ce39">
            <text:p>13,1%</text:p>
          </table:table-cell>
          <table:table-cell office:value-type="float" office:value="594" table:style-name="ce38">
            <text:p>594</text:p>
          </table:table-cell>
          <table:table-cell office:value-type="percentage" office:value="9.2812499999999996E-3" table:style-name="ce39">
            <text:p>0,9%</text:p>
          </table:table-cell>
          <table:table-cell office:value-type="float" office:value="680138" table:style-name="ce38">
            <text:p>680.13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2825606284002931" table:style-name="ce39">
            <text:p>7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789" table:style-name="ce38">
            <text:p>50.789</text:p>
          </table:table-cell>
          <table:table-cell office:value-type="percentage" office:value="1" table:style-name="ce39">
            <text:p>100,0%</text:p>
          </table:table-cell>
          <table:table-cell office:value-type="float" office:value="77644" table:style-name="ce38">
            <text:p>77.644</text:p>
          </table:table-cell>
          <table:table-cell office:value-type="percentage" office:value="0.96433007104178048" table:style-name="ce39">
            <text:p>96,4%</text:p>
          </table:table-cell>
          <table:table-cell office:value-type="float" office:value="101570" table:style-name="ce38">
            <text:p>101.570</text:p>
          </table:table-cell>
          <table:table-cell office:value-type="percentage" office:value="0.86640905562521864" table:style-name="ce39">
            <text:p>86,6%</text:p>
          </table:table-cell>
          <table:table-cell office:value-type="float" office:value="136165" table:style-name="ce38">
            <text:p>136.165</text:p>
          </table:table-cell>
          <table:table-cell office:value-type="percentage" office:value="0.82127541511607571" table:style-name="ce39">
            <text:p>82,1%</text:p>
          </table:table-cell>
          <table:table-cell office:value-type="float" office:value="140139" table:style-name="ce38">
            <text:p>140.139</text:p>
          </table:table-cell>
          <table:table-cell office:value-type="percentage" office:value="0.67971887550200805" table:style-name="ce39">
            <text:p>68,0%</text:p>
          </table:table-cell>
          <table:table-cell office:value-type="float" office:value="76885" table:style-name="ce38">
            <text:p>76.885</text:p>
          </table:table-cell>
          <table:table-cell office:value-type="percentage" office:value="0.42201144977413318" table:style-name="ce39">
            <text:p>42,2%</text:p>
          </table:table-cell>
          <table:table-cell office:value-type="float" office:value="33081" table:style-name="ce38">
            <text:p>33.081</text:p>
          </table:table-cell>
          <table:table-cell office:value-type="percentage" office:value="0.23981818445433589" table:style-name="ce39">
            <text:p>24,0%</text:p>
          </table:table-cell>
          <table:table-cell office:value-type="float" office:value="8409" table:style-name="ce38">
            <text:p>8.409</text:p>
          </table:table-cell>
          <table:table-cell office:value-type="percentage" office:value="8.8070800167574362E-2" table:style-name="ce39">
            <text:p>8,8%</text:p>
          </table:table-cell>
          <table:table-cell office:value-type="float" office:value="624682" table:style-name="ce38">
            <text:p>624.682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0363505648551941" table:style-name="ce39">
            <text:p>6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626" table:style-name="ce38">
            <text:p>91.626</text:p>
          </table:table-cell>
          <table:table-cell office:value-type="percentage" office:value="1" table:style-name="ce39">
            <text:p>100,0%</text:p>
          </table:table-cell>
          <table:table-cell office:value-type="float" office:value="148277" table:style-name="ce38">
            <text:p>148.277</text:p>
          </table:table-cell>
          <table:table-cell office:value-type="percentage" office:value="0.95952915596223409" table:style-name="ce39">
            <text:p>96,0%</text:p>
          </table:table-cell>
          <table:table-cell office:value-type="float" office:value="210805" table:style-name="ce38">
            <text:p>210.805</text:p>
          </table:table-cell>
          <table:table-cell office:value-type="percentage" office:value="0.89669150800537667" table:style-name="ce39">
            <text:p>89,7%</text:p>
          </table:table-cell>
          <table:table-cell office:value-type="float" office:value="293525" table:style-name="ce38">
            <text:p>293.525</text:p>
          </table:table-cell>
          <table:table-cell office:value-type="percentage" office:value="0.83741783448212903" table:style-name="ce39">
            <text:p>83,7%</text:p>
          </table:table-cell>
          <table:table-cell office:value-type="float" office:value="256140" table:style-name="ce38">
            <text:p>256.140</text:p>
          </table:table-cell>
          <table:table-cell office:value-type="percentage" office:value="0.66028397314937981" table:style-name="ce39">
            <text:p>66,0%</text:p>
          </table:table-cell>
          <table:table-cell office:value-type="float" office:value="140648" table:style-name="ce38">
            <text:p>140.648</text:p>
          </table:table-cell>
          <table:table-cell office:value-type="percentage" office:value="0.45234036805238409" table:style-name="ce39">
            <text:p>45,2%</text:p>
          </table:table-cell>
          <table:table-cell office:value-type="float" office:value="41357" table:style-name="ce38">
            <text:p>41.357</text:p>
          </table:table-cell>
          <table:table-cell office:value-type="percentage" office:value="0.16427935872380317" table:style-name="ce39">
            <text:p>16,4%</text:p>
          </table:table-cell>
          <table:table-cell office:value-type="float" office:value="3734" table:style-name="ce38">
            <text:p>3.734</text:p>
          </table:table-cell>
          <table:table-cell office:value-type="percentage" office:value="2.0767865982191026E-2" table:style-name="ce39">
            <text:p>2,1%</text:p>
          </table:table-cell>
          <table:table-cell office:value-type="float" office:value="1186112" table:style-name="ce38">
            <text:p>1.186.11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0492030188078794" table:style-name="ce39">
            <text:p>60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26" table:style-name="ce38">
            <text:p>42.226</text:p>
          </table:table-cell>
          <table:table-cell office:value-type="percentage" office:value="1" table:style-name="ce39">
            <text:p>100,0%</text:p>
          </table:table-cell>
          <table:table-cell office:value-type="float" office:value="55714" table:style-name="ce38">
            <text:p>55.714</text:p>
          </table:table-cell>
          <table:table-cell office:value-type="percentage" office:value="1" table:style-name="ce39">
            <text:p>100,0%</text:p>
          </table:table-cell>
          <table:table-cell office:value-type="float" office:value="74383" table:style-name="ce38">
            <text:p>74.383</text:p>
          </table:table-cell>
          <table:table-cell office:value-type="percentage" office:value="0.96170405326782593" table:style-name="ce39">
            <text:p>96,2%</text:p>
          </table:table-cell>
          <table:table-cell office:value-type="float" office:value="79999" table:style-name="ce38">
            <text:p>79.999</text:p>
          </table:table-cell>
          <table:table-cell office:value-type="percentage" office:value="0.88923347116624429" table:style-name="ce39">
            <text:p>88,9%</text:p>
          </table:table-cell>
          <table:table-cell office:value-type="float" office:value="70315" table:style-name="ce38">
            <text:p>70.315</text:p>
          </table:table-cell>
          <table:table-cell office:value-type="percentage" office:value="0.71919524593685114" table:style-name="ce39">
            <text:p>71,9%</text:p>
          </table:table-cell>
          <table:table-cell office:value-type="float" office:value="10821" table:style-name="ce38">
            <text:p>10.821</text:p>
          </table:table-cell>
          <table:table-cell office:value-type="percentage" office:value="0.15354816738325316" table:style-name="ce39">
            <text:p>15,4%</text:p>
          </table:table-cell>
          <table:table-cell office:value-type="float" office:value="5533" table:style-name="ce38">
            <text:p>5.533</text:p>
          </table:table-cell>
          <table:table-cell office:value-type="percentage" office:value="0.10955350955350955" table:style-name="ce39">
            <text:p>11,0%</text:p>
          </table:table-cell>
          <table:table-cell office:value-type="float" office:value="222" table:style-name="ce38">
            <text:p>222</text:p>
          </table:table-cell>
          <table:table-cell office:value-type="percentage" office:value="5.0497008848349751E-3" table:style-name="ce39">
            <text:p>0,5%</text:p>
          </table:table-cell>
          <table:table-cell office:value-type="float" office:value="339213" table:style-name="ce38">
            <text:p>339.213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4719619481537871" table:style-name="ce39">
            <text:p>6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502" table:style-name="ce38">
            <text:p>228.502</text:p>
          </table:table-cell>
          <table:table-cell office:value-type="percentage" office:value="1" table:style-name="ce39">
            <text:p>100,0%</text:p>
          </table:table-cell>
          <table:table-cell office:value-type="float" office:value="248806" table:style-name="ce38">
            <text:p>248.806</text:p>
          </table:table-cell>
          <table:table-cell office:value-type="percentage" office:value="1" table:style-name="ce39">
            <text:p>100,0%</text:p>
          </table:table-cell>
          <table:table-cell office:value-type="float" office:value="309098" table:style-name="ce38">
            <text:p>309.098</text:p>
          </table:table-cell>
          <table:table-cell office:value-type="percentage" office:value="0.97025190300557174" table:style-name="ce39">
            <text:p>97,0%</text:p>
          </table:table-cell>
          <table:table-cell office:value-type="float" office:value="335945" table:style-name="ce38">
            <text:p>335.945</text:p>
          </table:table-cell>
          <table:table-cell office:value-type="percentage" office:value="0.88134059159178857" table:style-name="ce39">
            <text:p>88,1%</text:p>
          </table:table-cell>
          <table:table-cell office:value-type="float" office:value="269720" table:style-name="ce38">
            <text:p>269.720</text:p>
          </table:table-cell>
          <table:table-cell office:value-type="percentage" office:value="0.74240651793947232" table:style-name="ce39">
            <text:p>74,2%</text:p>
          </table:table-cell>
          <table:table-cell office:value-type="float" office:value="55493" table:style-name="ce38">
            <text:p>55.493</text:p>
          </table:table-cell>
          <table:table-cell office:value-type="percentage" office:value="0.20723122827065199" table:style-name="ce39">
            <text:p>20,7%</text:p>
          </table:table-cell>
          <table:table-cell office:value-type="float" office:value="25695" table:style-name="ce38">
            <text:p>25.695</text:p>
          </table:table-cell>
          <table:table-cell office:value-type="percentage" office:value="0.12177378842307801" table:style-name="ce39">
            <text:p>12,2%</text:p>
          </table:table-cell>
          <table:table-cell office:value-type="float" office:value="1100" table:style-name="ce38">
            <text:p>1.100</text:p>
          </table:table-cell>
          <table:table-cell office:value-type="percentage" office:value="6.652877066927943E-3" table:style-name="ce39">
            <text:p>0,7%</text:p>
          </table:table-cell>
          <table:table-cell office:value-type="float" office:value="1474359" table:style-name="ce38">
            <text:p>1.474.35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7747591847087629" table:style-name="ce39">
            <text:p>6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02" table:style-name="ce38">
            <text:p>137.402</text:p>
          </table:table-cell>
          <table:table-cell office:value-type="percentage" office:value="1" table:style-name="ce39">
            <text:p>100,0%</text:p>
          </table:table-cell>
          <table:table-cell office:value-type="float" office:value="157352" table:style-name="ce38">
            <text:p>157.352</text:p>
          </table:table-cell>
          <table:table-cell office:value-type="percentage" office:value="0.9890069829856506" table:style-name="ce39">
            <text:p>98,9%</text:p>
          </table:table-cell>
          <table:table-cell office:value-type="float" office:value="213888" table:style-name="ce38">
            <text:p>213.888</text:p>
          </table:table-cell>
          <table:table-cell office:value-type="percentage" office:value="0.97914339601911704" table:style-name="ce39">
            <text:p>97,9%</text:p>
          </table:table-cell>
          <table:table-cell office:value-type="float" office:value="275357" table:style-name="ce38">
            <text:p>275.357</text:p>
          </table:table-cell>
          <table:table-cell office:value-type="percentage" office:value="0.8955339894236336" table:style-name="ce39">
            <text:p>89,6%</text:p>
          </table:table-cell>
          <table:table-cell office:value-type="float" office:value="260283" table:style-name="ce38">
            <text:p>260.283</text:p>
          </table:table-cell>
          <table:table-cell office:value-type="percentage" office:value="0.78729299314892398" table:style-name="ce39">
            <text:p>78,7%</text:p>
          </table:table-cell>
          <table:table-cell office:value-type="float" office:value="130252" table:style-name="ce38">
            <text:p>130.252</text:p>
          </table:table-cell>
          <table:table-cell office:value-type="percentage" office:value="0.48985148607940548" table:style-name="ce39">
            <text:p>49,0%</text:p>
          </table:table-cell>
          <table:table-cell office:value-type="float" office:value="28276" table:style-name="ce38">
            <text:p>28.276</text:p>
          </table:table-cell>
          <table:table-cell office:value-type="percentage" office:value="0.12965349008890867" table:style-name="ce39">
            <text:p>13,0%</text:p>
          </table:table-cell>
          <table:table-cell office:value-type="float" office:value="1107" table:style-name="ce38">
            <text:p>1.107</text:p>
          </table:table-cell>
          <table:table-cell office:value-type="percentage" office:value="6.3630929115030006E-3" table:style-name="ce39">
            <text:p>0,6%</text:p>
          </table:table-cell>
          <table:table-cell office:value-type="float" office:value="1203917" table:style-name="ce38">
            <text:p>1.203.91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6559467576006859" table:style-name="ce39">
            <text:p>66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720" table:style-name="ce38">
            <text:p>455.720</text:p>
          </table:table-cell>
          <table:table-cell office:value-type="percentage" office:value="1" table:style-name="ce39">
            <text:p>100,0%</text:p>
          </table:table-cell>
          <table:table-cell office:value-type="float" office:value="611518" table:style-name="ce38">
            <text:p>611.518</text:p>
          </table:table-cell>
          <table:table-cell office:value-type="percentage" office:value="0.96257783822242371" table:style-name="ce39">
            <text:p>96,3%</text:p>
          </table:table-cell>
          <table:table-cell office:value-type="float" office:value="761829" table:style-name="ce38">
            <text:p>761.829</text:p>
          </table:table-cell>
          <table:table-cell office:value-type="percentage" office:value="0.90955534012111028" table:style-name="ce39">
            <text:p>91,0%</text:p>
          </table:table-cell>
          <table:table-cell office:value-type="float" office:value="946687" table:style-name="ce38">
            <text:p>946.687</text:p>
          </table:table-cell>
          <table:table-cell office:value-type="percentage" office:value="0.86710417849749954" table:style-name="ce39">
            <text:p>86,7%</text:p>
          </table:table-cell>
          <table:table-cell office:value-type="float" office:value="965162" table:style-name="ce38">
            <text:p>965.162</text:p>
          </table:table-cell>
          <table:table-cell office:value-type="percentage" office:value="0.73298525541957316" table:style-name="ce39">
            <text:p>73,3%</text:p>
          </table:table-cell>
          <table:table-cell office:value-type="float" office:value="466517" table:style-name="ce38">
            <text:p>466.517</text:p>
          </table:table-cell>
          <table:table-cell office:value-type="percentage" office:value="0.44657646757006159" table:style-name="ce39">
            <text:p>44,7%</text:p>
          </table:table-cell>
          <table:table-cell office:value-type="float" office:value="159335" table:style-name="ce38">
            <text:p>159.335</text:p>
          </table:table-cell>
          <table:table-cell office:value-type="percentage" office:value="0.18992532198561271" table:style-name="ce39">
            <text:p>19,0%</text:p>
          </table:table-cell>
          <table:table-cell office:value-type="float" office:value="26650" table:style-name="ce38">
            <text:p>26.650</text:p>
          </table:table-cell>
          <table:table-cell office:value-type="percentage" office:value="4.0614722494003039E-2" table:style-name="ce39">
            <text:p>4,1%</text:p>
          </table:table-cell>
          <table:table-cell office:value-type="float" office:value="4393418" table:style-name="ce38">
            <text:p>4.393.418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3966041383969385" table:style-name="ce39">
            <text:p>6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015" table:style-name="ce38">
            <text:p>295.015</text:p>
          </table:table-cell>
          <table:table-cell office:value-type="percentage" office:value="1" table:style-name="ce39">
            <text:p>100,0%</text:p>
          </table:table-cell>
          <table:table-cell office:value-type="float" office:value="429579" table:style-name="ce38">
            <text:p>429.579</text:p>
          </table:table-cell>
          <table:table-cell office:value-type="percentage" office:value="0.98108308097071684" table:style-name="ce39">
            <text:p>98,1%</text:p>
          </table:table-cell>
          <table:table-cell office:value-type="float" office:value="540725" table:style-name="ce38">
            <text:p>540.725</text:p>
          </table:table-cell>
          <table:table-cell office:value-type="percentage" office:value="0.93111577192764938" table:style-name="ce39">
            <text:p>93,1%</text:p>
          </table:table-cell>
          <table:table-cell office:value-type="float" office:value="645401" table:style-name="ce38">
            <text:p>645.401</text:p>
          </table:table-cell>
          <table:table-cell office:value-type="percentage" office:value="0.85786499081524958" table:style-name="ce39">
            <text:p>85,8%</text:p>
          </table:table-cell>
          <table:table-cell office:value-type="float" office:value="631011" table:style-name="ce38">
            <text:p>631.011</text:p>
          </table:table-cell>
          <table:table-cell office:value-type="percentage" office:value="0.74098155446060776" table:style-name="ce39">
            <text:p>74,1%</text:p>
          </table:table-cell>
          <table:table-cell office:value-type="float" office:value="97305" table:style-name="ce38">
            <text:p>97.305</text:p>
          </table:table-cell>
          <table:table-cell office:value-type="percentage" office:value="0.14998635857074816" table:style-name="ce39">
            <text:p>15,0%</text:p>
          </table:table-cell>
          <table:table-cell office:value-type="float" office:value="57427" table:style-name="ce38">
            <text:p>57.427</text:p>
          </table:table-cell>
          <table:table-cell office:value-type="percentage" office:value="0.11126546618461383" table:style-name="ce39">
            <text:p>11,1%</text:p>
          </table:table-cell>
          <table:table-cell office:value-type="float" office:value="2710" table:style-name="ce38">
            <text:p>2.710</text:p>
          </table:table-cell>
          <table:table-cell office:value-type="percentage" office:value="6.3835149847714301E-3" table:style-name="ce39">
            <text:p>0,6%</text:p>
          </table:table-cell>
          <table:table-cell office:value-type="float" office:value="2699173" table:style-name="ce38">
            <text:p>2.699.17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0135850633814414" table:style-name="ce39">
            <text:p>60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35" table:style-name="ce38">
            <text:p>78.035</text:p>
          </table:table-cell>
          <table:table-cell office:value-type="percentage" office:value="1" table:style-name="ce39">
            <text:p>100,0%</text:p>
          </table:table-cell>
          <table:table-cell office:value-type="float" office:value="95430" table:style-name="ce38">
            <text:p>95.430</text:p>
          </table:table-cell>
          <table:table-cell office:value-type="percentage" office:value="1" table:style-name="ce39">
            <text:p>100,0%</text:p>
          </table:table-cell>
          <table:table-cell office:value-type="float" office:value="128580" table:style-name="ce38">
            <text:p>128.580</text:p>
          </table:table-cell>
          <table:table-cell office:value-type="percentage" office:value="1" table:style-name="ce39">
            <text:p>100,0%</text:p>
          </table:table-cell>
          <table:table-cell office:value-type="float" office:value="155267" table:style-name="ce38">
            <text:p>155.267</text:p>
          </table:table-cell>
          <table:table-cell office:value-type="percentage" office:value="0.91756689674735248" table:style-name="ce39">
            <text:p>91,8%</text:p>
          </table:table-cell>
          <table:table-cell office:value-type="float" office:value="135405" table:style-name="ce38">
            <text:p>135.405</text:p>
          </table:table-cell>
          <table:table-cell office:value-type="percentage" office:value="0.84896610530803662" table:style-name="ce39">
            <text:p>84,9%</text:p>
          </table:table-cell>
          <table:table-cell office:value-type="float" office:value="61401" table:style-name="ce38">
            <text:p>61.401</text:p>
          </table:table-cell>
          <table:table-cell office:value-type="percentage" office:value="0.46000494459802665" table:style-name="ce39">
            <text:p>46,0%</text:p>
          </table:table-cell>
          <table:table-cell office:value-type="float" office:value="9811" table:style-name="ce38">
            <text:p>9.811</text:p>
          </table:table-cell>
          <table:table-cell office:value-type="percentage" office:value="8.6577832686198369E-2" table:style-name="ce39">
            <text:p>8,7%</text:p>
          </table:table-cell>
          <table:table-cell office:value-type="float" office:value="426" table:style-name="ce38">
            <text:p>426</text:p>
          </table:table-cell>
          <table:table-cell office:value-type="percentage" office:value="5.026548672566372E-3" table:style-name="ce39">
            <text:p>0,5%</text:p>
          </table:table-cell>
          <table:table-cell office:value-type="float" office:value="664355" table:style-name="ce38">
            <text:p>664.35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9680010320556052" table:style-name="ce39">
            <text:p>6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042" table:style-name="ce38">
            <text:p>241.042</text:p>
          </table:table-cell>
          <table:table-cell office:value-type="percentage" office:value="1" table:style-name="ce39">
            <text:p>100,0%</text:p>
          </table:table-cell>
          <table:table-cell office:value-type="float" office:value="289184" table:style-name="ce38">
            <text:p>289.184</text:p>
          </table:table-cell>
          <table:table-cell office:value-type="percentage" office:value="0.99800525948882191" table:style-name="ce39">
            <text:p>99,8%</text:p>
          </table:table-cell>
          <table:table-cell office:value-type="float" office:value="334491" table:style-name="ce38">
            <text:p>334.491</text:p>
          </table:table-cell>
          <table:table-cell office:value-type="percentage" office:value="0.96415384216276045" table:style-name="ce39">
            <text:p>96,4%</text:p>
          </table:table-cell>
          <table:table-cell office:value-type="float" office:value="374104" table:style-name="ce38">
            <text:p>374.104</text:p>
          </table:table-cell>
          <table:table-cell office:value-type="percentage" office:value="0.92169041289613662" table:style-name="ce39">
            <text:p>92,2%</text:p>
          </table:table-cell>
          <table:table-cell office:value-type="float" office:value="378846" table:style-name="ce38">
            <text:p>378.846</text:p>
          </table:table-cell>
          <table:table-cell office:value-type="percentage" office:value="0.8547564307647878" table:style-name="ce39">
            <text:p>85,5%</text:p>
          </table:table-cell>
          <table:table-cell office:value-type="float" office:value="99274" table:style-name="ce38">
            <text:p>99.274</text:p>
          </table:table-cell>
          <table:table-cell office:value-type="percentage" office:value="0.30696210359669518" table:style-name="ce39">
            <text:p>30,7%</text:p>
          </table:table-cell>
          <table:table-cell office:value-type="float" office:value="20730" table:style-name="ce38">
            <text:p>20.730</text:p>
          </table:table-cell>
          <table:table-cell office:value-type="percentage" office:value="8.9747641580909254E-2" table:style-name="ce39">
            <text:p>9,0%</text:p>
          </table:table-cell>
          <table:table-cell office:value-type="float" office:value="428" table:style-name="ce38">
            <text:p>428</text:p>
          </table:table-cell>
          <table:table-cell office:value-type="percentage" office:value="2.3776853122378576E-3" table:style-name="ce39">
            <text:p>0,2%</text:p>
          </table:table-cell>
          <table:table-cell office:value-type="float" office:value="1738099" table:style-name="ce38">
            <text:p>1.738.09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0812838638629427" table:style-name="ce39">
            <text:p>7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14" table:style-name="ce38">
            <text:p>23.314</text:p>
          </table:table-cell>
          <table:table-cell office:value-type="percentage" office:value="1" table:style-name="ce39">
            <text:p>100,0%</text:p>
          </table:table-cell>
          <table:table-cell office:value-type="float" office:value="28507" table:style-name="ce38">
            <text:p>28.507</text:p>
          </table:table-cell>
          <table:table-cell office:value-type="percentage" office:value="1" table:style-name="ce39">
            <text:p>100,0%</text:p>
          </table:table-cell>
          <table:table-cell office:value-type="float" office:value="36246" table:style-name="ce38">
            <text:p>36.246</text:p>
          </table:table-cell>
          <table:table-cell office:value-type="percentage" office:value="0.96097354048464922" table:style-name="ce39">
            <text:p>96,1%</text:p>
          </table:table-cell>
          <table:table-cell office:value-type="float" office:value="42418" table:style-name="ce38">
            <text:p>42.418</text:p>
          </table:table-cell>
          <table:table-cell office:value-type="percentage" office:value="0.88993789862369921" table:style-name="ce39">
            <text:p>89,0%</text:p>
          </table:table-cell>
          <table:table-cell office:value-type="float" office:value="32521" table:style-name="ce38">
            <text:p>32.521</text:p>
          </table:table-cell>
          <table:table-cell office:value-type="percentage" office:value="0.61421799157648216" table:style-name="ce39">
            <text:p>61,4%</text:p>
          </table:table-cell>
          <table:table-cell office:value-type="float" office:value="5446" table:style-name="ce38">
            <text:p>5.446</text:p>
          </table:table-cell>
          <table:table-cell office:value-type="percentage" office:value="0.13850810040947126" table:style-name="ce39">
            <text:p>13,9%</text:p>
          </table:table-cell>
          <table:table-cell office:value-type="float" office:value="3648" table:style-name="ce38">
            <text:p>3.648</text:p>
          </table:table-cell>
          <table:table-cell office:value-type="percentage" office:value="0.11977148860726246" table:style-name="ce39">
            <text:p>12,0%</text:p>
          </table:table-cell>
          <table:table-cell office:value-type="float" office:value="180" table:style-name="ce38">
            <text:p>180</text:p>
          </table:table-cell>
          <table:table-cell office:value-type="percentage" office:value="7.0499765000783332E-3" table:style-name="ce39">
            <text:p>0,7%</text:p>
          </table:table-cell>
          <table:table-cell office:value-type="float" office:value="172280" table:style-name="ce38">
            <text:p>172.28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0668380462724936" table:style-name="ce39">
            <text:p>6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620" table:style-name="ce38">
            <text:p>371.620</text:p>
          </table:table-cell>
          <table:table-cell office:value-type="percentage" office:value="1" table:style-name="ce39">
            <text:p>100,0%</text:p>
          </table:table-cell>
          <table:table-cell office:value-type="float" office:value="506174" table:style-name="ce38">
            <text:p>506.174</text:p>
          </table:table-cell>
          <table:table-cell office:value-type="percentage" office:value="0.96215981949547691" table:style-name="ce39">
            <text:p>96,2%</text:p>
          </table:table-cell>
          <table:table-cell office:value-type="float" office:value="665000" table:style-name="ce38">
            <text:p>665.000</text:p>
          </table:table-cell>
          <table:table-cell office:value-type="percentage" office:value="0.9455115217332577" table:style-name="ce39">
            <text:p>94,6%</text:p>
          </table:table-cell>
          <table:table-cell office:value-type="float" office:value="879133" table:style-name="ce38">
            <text:p>879.133</text:p>
          </table:table-cell>
          <table:table-cell office:value-type="percentage" office:value="0.90372981435736444" table:style-name="ce39">
            <text:p>90,4%</text:p>
          </table:table-cell>
          <table:table-cell office:value-type="float" office:value="776777" table:style-name="ce38">
            <text:p>776.777</text:p>
          </table:table-cell>
          <table:table-cell office:value-type="percentage" office:value="0.66620610632682975" table:style-name="ce39">
            <text:p>66,6%</text:p>
          </table:table-cell>
          <table:table-cell office:value-type="float" office:value="234132" table:style-name="ce38">
            <text:p>234.132</text:p>
          </table:table-cell>
          <table:table-cell office:value-type="percentage" office:value="0.24654816562065626" table:style-name="ce39">
            <text:p>24,7%</text:p>
          </table:table-cell>
          <table:table-cell office:value-type="float" office:value="90001" table:style-name="ce38">
            <text:p>90.001</text:p>
          </table:table-cell>
          <table:table-cell office:value-type="percentage" office:value="0.12121754941243813" table:style-name="ce39">
            <text:p>12,1%</text:p>
          </table:table-cell>
          <table:table-cell office:value-type="float" office:value="5311" table:style-name="ce38">
            <text:p>5.311</text:p>
          </table:table-cell>
          <table:table-cell office:value-type="percentage" office:value="9.5945745760935928E-3" table:style-name="ce39">
            <text:p>1,0%</text:p>
          </table:table-cell>
          <table:table-cell office:value-type="float" office:value="3528148" table:style-name="ce38">
            <text:p>3.528.14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901949117228904" table:style-name="ce39">
            <text:p>5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396" table:style-name="ce38">
            <text:p>73.396</text:p>
          </table:table-cell>
          <table:table-cell office:value-type="percentage" office:value="1" table:style-name="ce39">
            <text:p>100,0%</text:p>
          </table:table-cell>
          <table:table-cell office:value-type="float" office:value="101648" table:style-name="ce38">
            <text:p>101.648</text:p>
          </table:table-cell>
          <table:table-cell office:value-type="percentage" office:value="0.98784244744846894" table:style-name="ce39">
            <text:p>98,8%</text:p>
          </table:table-cell>
          <table:table-cell office:value-type="float" office:value="138591" table:style-name="ce38">
            <text:p>138.591</text:p>
          </table:table-cell>
          <table:table-cell office:value-type="percentage" office:value="0.94337991545786848" table:style-name="ce39">
            <text:p>94,3%</text:p>
          </table:table-cell>
          <table:table-cell office:value-type="float" office:value="194408" table:style-name="ce38">
            <text:p>194.408</text:p>
          </table:table-cell>
          <table:table-cell office:value-type="percentage" office:value="0.91161796151104779" table:style-name="ce39">
            <text:p>91,2%</text:p>
          </table:table-cell>
          <table:table-cell office:value-type="float" office:value="201262" table:style-name="ce38">
            <text:p>201.262</text:p>
          </table:table-cell>
          <table:table-cell office:value-type="percentage" office:value="0.79188060922972803" table:style-name="ce39">
            <text:p>79,2%</text:p>
          </table:table-cell>
          <table:table-cell office:value-type="float" office:value="69231" table:style-name="ce38">
            <text:p>69.231</text:p>
          </table:table-cell>
          <table:table-cell office:value-type="percentage" office:value="0.33124404912848143" table:style-name="ce39">
            <text:p>33,1%</text:p>
          </table:table-cell>
          <table:table-cell office:value-type="float" office:value="19188" table:style-name="ce38">
            <text:p>19.188</text:p>
          </table:table-cell>
          <table:table-cell office:value-type="percentage" office:value="0.11139751985509266" table:style-name="ce39">
            <text:p>11,1%</text:p>
          </table:table-cell>
          <table:table-cell office:value-type="float" office:value="996" table:style-name="ce38">
            <text:p>996</text:p>
          </table:table-cell>
          <table:table-cell office:value-type="percentage" office:value="7.0193242843249182E-3" table:style-name="ce39">
            <text:p>0,7%</text:p>
          </table:table-cell>
          <table:table-cell office:value-type="float" office:value="798720" table:style-name="ce38">
            <text:p>798.720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0964616677492511" table:style-name="ce39">
            <text:p>61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82" table:style-name="ce38">
            <text:p>42.382</text:p>
          </table:table-cell>
          <table:table-cell office:value-type="percentage" office:value="1" table:style-name="ce39">
            <text:p>100,0%</text:p>
          </table:table-cell>
          <table:table-cell office:value-type="float" office:value="55643" table:style-name="ce38">
            <text:p>55.643</text:p>
          </table:table-cell>
          <table:table-cell office:value-type="percentage" office:value="0.99732936621737889" table:style-name="ce39">
            <text:p>99,7%</text:p>
          </table:table-cell>
          <table:table-cell office:value-type="float" office:value="69595" table:style-name="ce38">
            <text:p>69.595</text:p>
          </table:table-cell>
          <table:table-cell office:value-type="percentage" office:value="0.94245978007691888" table:style-name="ce39">
            <text:p>94,2%</text:p>
          </table:table-cell>
          <table:table-cell office:value-type="float" office:value="87680" table:style-name="ce38">
            <text:p>87.680</text:p>
          </table:table-cell>
          <table:table-cell office:value-type="percentage" office:value="0.90677808343847599" table:style-name="ce39">
            <text:p>90,7%</text:p>
          </table:table-cell>
          <table:table-cell office:value-type="float" office:value="87928" table:style-name="ce38">
            <text:p>87.928</text:p>
          </table:table-cell>
          <table:table-cell office:value-type="percentage" office:value="0.81413307160978499" table:style-name="ce39">
            <text:p>81,4%</text:p>
          </table:table-cell>
          <table:table-cell office:value-type="float" office:value="33721" table:style-name="ce38">
            <text:p>33.721</text:p>
          </table:table-cell>
          <table:table-cell office:value-type="percentage" office:value="0.41456338132061321" table:style-name="ce39">
            <text:p>41,5%</text:p>
          </table:table-cell>
          <table:table-cell office:value-type="float" office:value="10818" table:style-name="ce38">
            <text:p>10.818</text:p>
          </table:table-cell>
          <table:table-cell office:value-type="percentage" office:value="0.15879166850147519" table:style-name="ce39">
            <text:p>15,9%</text:p>
          </table:table-cell>
          <table:table-cell office:value-type="float" office:value="742" table:style-name="ce38">
            <text:p>742</text:p>
          </table:table-cell>
          <table:table-cell office:value-type="percentage" office:value="1.3158828119458042E-2" table:style-name="ce39">
            <text:p>1,3%</text:p>
          </table:table-cell>
          <table:table-cell office:value-type="float" office:value="388509" table:style-name="ce38">
            <text:p>388.509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6828300828754938" table:style-name="ce39">
            <text:p>66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2839" table:style-name="ce38">
            <text:p>162.839</text:p>
          </table:table-cell>
          <table:table-cell office:value-type="percentage" office:value="1" table:style-name="ce39">
            <text:p>100,0%</text:p>
          </table:table-cell>
          <table:table-cell office:value-type="float" office:value="210580" table:style-name="ce38">
            <text:p>210.580</text:p>
          </table:table-cell>
          <table:table-cell office:value-type="percentage" office:value="0.98826267945053758" table:style-name="ce39">
            <text:p>98,8%</text:p>
          </table:table-cell>
          <table:table-cell office:value-type="float" office:value="268827" table:style-name="ce38">
            <text:p>268.827</text:p>
          </table:table-cell>
          <table:table-cell office:value-type="percentage" office:value="0.95968856093303201" table:style-name="ce39">
            <text:p>96,0%</text:p>
          </table:table-cell>
          <table:table-cell office:value-type="float" office:value="305276" table:style-name="ce38">
            <text:p>305.276</text:p>
          </table:table-cell>
          <table:table-cell office:value-type="percentage" office:value="0.89793133064883801" table:style-name="ce39">
            <text:p>89,8%</text:p>
          </table:table-cell>
          <table:table-cell office:value-type="float" office:value="283784" table:style-name="ce38">
            <text:p>283.784</text:p>
          </table:table-cell>
          <table:table-cell office:value-type="percentage" office:value="0.78364578759737447" table:style-name="ce39">
            <text:p>78,4%</text:p>
          </table:table-cell>
          <table:table-cell office:value-type="float" office:value="92024" table:style-name="ce38">
            <text:p>92.024</text:p>
          </table:table-cell>
          <table:table-cell office:value-type="percentage" office:value="0.35320081522052021" table:style-name="ce39">
            <text:p>35,3%</text:p>
          </table:table-cell>
          <table:table-cell office:value-type="float" office:value="29900" table:style-name="ce38">
            <text:p>29.900</text:p>
          </table:table-cell>
          <table:table-cell office:value-type="percentage" office:value="0.14836206297696666" table:style-name="ce39">
            <text:p>14,8%</text:p>
          </table:table-cell>
          <table:table-cell office:value-type="float" office:value="1652" table:style-name="ce38">
            <text:p>1.652</text:p>
          </table:table-cell>
          <table:table-cell office:value-type="percentage" office:value="9.7979905815925878E-3" table:style-name="ce39">
            <text:p>1,0%</text:p>
          </table:table-cell>
          <table:table-cell office:value-type="float" office:value="1354882" table:style-name="ce38">
            <text:p>1.354.882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8292385416314882" table:style-name="ce39">
            <text:p>68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1" table:style-name="ce38">
            <text:p>2.371</text:p>
          </table:table-cell>
          <table:table-cell office:value-type="percentage" office:value="0.91017274472168908" table:style-name="ce39">
            <text:p>91,0%</text:p>
          </table:table-cell>
          <table:table-cell office:value-type="float" office:value="3804" table:style-name="ce38">
            <text:p>3.804</text:p>
          </table:table-cell>
          <table:table-cell office:value-type="percentage" office:value="0.88096340898564152" table:style-name="ce39">
            <text:p>88,1%</text:p>
          </table:table-cell>
          <table:table-cell office:value-type="float" office:value="7228" table:style-name="ce38">
            <text:p>7.228</text:p>
          </table:table-cell>
          <table:table-cell office:value-type="percentage" office:value="0.91994399898179968" table:style-name="ce39">
            <text:p>92,0%</text:p>
          </table:table-cell>
          <table:table-cell office:value-type="float" office:value="9661" table:style-name="ce38">
            <text:p>9.661</text:p>
          </table:table-cell>
          <table:table-cell office:value-type="percentage" office:value="0.83601592246452061" table:style-name="ce39">
            <text:p>83,6%</text:p>
          </table:table-cell>
          <table:table-cell office:value-type="float" office:value="9647" table:style-name="ce38">
            <text:p>9.647</text:p>
          </table:table-cell>
          <table:table-cell office:value-type="percentage" office:value="0.76309128302483786" table:style-name="ce39">
            <text:p>76,3%</text:p>
          </table:table-cell>
          <table:table-cell office:value-type="float" office:value="7089" table:style-name="ce38">
            <text:p>7.089</text:p>
          </table:table-cell>
          <table:table-cell office:value-type="percentage" office:value="0.59601479737682861" table:style-name="ce39">
            <text:p>59,6%</text:p>
          </table:table-cell>
          <table:table-cell office:value-type="float" office:value="5465" table:style-name="ce38">
            <text:p>5.465</text:p>
          </table:table-cell>
          <table:table-cell office:value-type="percentage" office:value="0.49831312118172699" table:style-name="ce39">
            <text:p>49,8%</text:p>
          </table:table-cell>
          <table:table-cell office:value-type="float" office:value="1546" table:style-name="ce38">
            <text:p>1.546</text:p>
          </table:table-cell>
          <table:table-cell office:value-type="percentage" office:value="0.16940609248301555" table:style-name="ce39">
            <text:p>16,9%</text:p>
          </table:table-cell>
          <table:table-cell office:value-type="float" office:value="46811" table:style-name="ce38">
            <text:p>46.811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5963503135348411" table:style-name="ce39">
            <text:p>66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68" table:style-name="ce38">
            <text:p>1.968</text:p>
          </table:table-cell>
          <table:table-cell office:value-type="percentage" office:value="0.83780332056194129" table:style-name="ce39">
            <text:p>83,8%</text:p>
          </table:table-cell>
          <table:table-cell office:value-type="float" office:value="3238" table:style-name="ce38">
            <text:p>3.238</text:p>
          </table:table-cell>
          <table:table-cell office:value-type="percentage" office:value="0.86392742796157951" table:style-name="ce39">
            <text:p>86,4%</text:p>
          </table:table-cell>
          <table:table-cell office:value-type="float" office:value="6798" table:style-name="ce38">
            <text:p>6.798</text:p>
          </table:table-cell>
          <table:table-cell office:value-type="percentage" office:value="0.86853200459946345" table:style-name="ce39">
            <text:p>86,9%</text:p>
          </table:table-cell>
          <table:table-cell office:value-type="float" office:value="9056" table:style-name="ce38">
            <text:p>9.056</text:p>
          </table:table-cell>
          <table:table-cell office:value-type="percentage" office:value="0.80148685724400393" table:style-name="ce39">
            <text:p>80,1%</text:p>
          </table:table-cell>
          <table:table-cell office:value-type="float" office:value="9102" table:style-name="ce38">
            <text:p>9.102</text:p>
          </table:table-cell>
          <table:table-cell office:value-type="percentage" office:value="0.75837360439926682" table:style-name="ce39">
            <text:p>75,8%</text:p>
          </table:table-cell>
          <table:table-cell office:value-type="float" office:value="7012" table:style-name="ce38">
            <text:p>7.012</text:p>
          </table:table-cell>
          <table:table-cell office:value-type="percentage" office:value="0.57792796505398503" table:style-name="ce39">
            <text:p>57,8%</text:p>
          </table:table-cell>
          <table:table-cell office:value-type="float" office:value="5346" table:style-name="ce38">
            <text:p>5.346</text:p>
          </table:table-cell>
          <table:table-cell office:value-type="percentage" office:value="0.44568570237598998" table:style-name="ce39">
            <text:p>44,6%</text:p>
          </table:table-cell>
          <table:table-cell office:value-type="float" office:value="42" table:style-name="ce38">
            <text:p>42</text:p>
          </table:table-cell>
          <table:table-cell office:value-type="percentage" office:value="4.3868811364111138E-3" table:style-name="ce39">
            <text:p>0,4%</text:p>
          </table:table-cell>
          <table:table-cell office:value-type="float" office:value="42562" table:style-name="ce38">
            <text:p>42.56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0008177421856279" table:style-name="ce39">
            <text:p>60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43" table:style-name="ce38">
            <text:p>3.443</text:p>
          </table:table-cell>
          <table:table-cell office:value-type="string" table:style-name="ce39">
            <text:p>-</text:p>
          </table:table-cell>
          <table:table-cell office:value-type="float" office:value="9233" table:style-name="ce38">
            <text:p>9.233</text:p>
          </table:table-cell>
          <table:table-cell office:value-type="string" table:style-name="ce39">
            <text:p>-</text:p>
          </table:table-cell>
          <table:table-cell office:value-type="float" office:value="20751" table:style-name="ce38">
            <text:p>20.751</text:p>
          </table:table-cell>
          <table:table-cell office:value-type="string" table:style-name="ce39">
            <text:p>-</text:p>
          </table:table-cell>
          <table:table-cell office:value-type="float" office:value="28958" table:style-name="ce38">
            <text:p>28.958</text:p>
          </table:table-cell>
          <table:table-cell office:value-type="string" table:style-name="ce39">
            <text:p>-</text:p>
          </table:table-cell>
          <table:table-cell office:value-type="float" office:value="22195" table:style-name="ce38">
            <text:p>22.195</text:p>
          </table:table-cell>
          <table:table-cell office:value-type="string" table:style-name="ce39">
            <text:p>-</text:p>
          </table:table-cell>
          <table:table-cell office:value-type="float" office:value="881" table:style-name="ce38">
            <text:p>881</text:p>
          </table:table-cell>
          <table:table-cell office:value-type="string" table:style-name="ce39">
            <text:p>-</text:p>
          </table:table-cell>
          <table:table-cell office:value-type="float" office:value="85508" table:style-name="ce38">
            <text:p>85.50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5" table:style-name="ce38">
            <text:p>5</text:p>
          </table:table-cell>
          <table:table-cell office:value-type="string" table:style-name="ce39">
            <text:p>-</text:p>
          </table:table-cell>
          <table:table-cell office:value-type="float" office:value="8" table:style-name="ce38">
            <text:p>8</text:p>
          </table:table-cell>
          <table:table-cell office:value-type="string" table:style-name="ce39">
            <text:p>-</text:p>
          </table:table-cell>
          <table:table-cell office:value-type="float" office:value="55" table:style-name="ce38">
            <text:p>55</text:p>
          </table:table-cell>
          <table:table-cell office:value-type="string" table:style-name="ce39">
            <text:p>-</text:p>
          </table:table-cell>
          <table:table-cell office:value-type="float" office:value="241" table:style-name="ce38">
            <text:p>241</text:p>
          </table:table-cell>
          <table:table-cell office:value-type="string" table:style-name="ce39">
            <text:p>-</text:p>
          </table:table-cell>
          <table:table-cell office:value-type="float" office:value="467" table:style-name="ce38">
            <text:p>467</text:p>
          </table:table-cell>
          <table:table-cell office:value-type="string" table:style-name="ce39">
            <text:p>-</text:p>
          </table:table-cell>
          <table:table-cell office:value-type="float" office:value="508" table:style-name="ce38">
            <text:p>508</text:p>
          </table:table-cell>
          <table:table-cell office:value-type="string" table:style-name="ce39">
            <text:p>-</text:p>
          </table:table-cell>
          <table:table-cell office:value-type="float" office:value="340" table:style-name="ce38">
            <text:p>340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1640" table:style-name="ce38">
            <text:p>1.640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25" table:style-name="ce21"/>
          <table:table-cell table:number-columns-repeated="16339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919532" table:style-name="ce43">
            <text:p>2.919.532</text:p>
          </table:table-cell>
          <table:table-cell office:value-type="percentage" office:value="1" table:style-name="ce44">
            <text:p>100,0%</text:p>
          </table:table-cell>
          <table:table-cell office:value-type="float" office:value="3903311" table:style-name="ce43">
            <text:p>3.903.311</text:p>
          </table:table-cell>
          <table:table-cell office:value-type="percentage" office:value="0.9856733951255604" table:style-name="ce44">
            <text:p>98,6%</text:p>
          </table:table-cell>
          <table:table-cell office:value-type="float" office:value="5050738" table:style-name="ce43">
            <text:p>5.050.738</text:p>
          </table:table-cell>
          <table:table-cell office:value-type="percentage" office:value="0.94636523311097309" table:style-name="ce44">
            <text:p>94,6%</text:p>
          </table:table-cell>
          <table:table-cell office:value-type="float" office:value="6243653" table:style-name="ce43">
            <text:p>6.243.653</text:p>
          </table:table-cell>
          <table:table-cell office:value-type="percentage" office:value="0.88772662528830681" table:style-name="ce44">
            <text:p>88,8%</text:p>
          </table:table-cell>
          <table:table-cell office:value-type="float" office:value="5914750" table:style-name="ce43">
            <text:p>5.914.750</text:p>
          </table:table-cell>
          <table:table-cell office:value-type="percentage" office:value="0.74948645653041912" table:style-name="ce44">
            <text:p>74,9%</text:p>
          </table:table-cell>
          <table:table-cell office:value-type="float" office:value="2188337" table:style-name="ce43">
            <text:p>2.188.337</text:p>
          </table:table-cell>
          <table:table-cell office:value-type="percentage" office:value="0.35123522507292065" table:style-name="ce44">
            <text:p>35,1%</text:p>
          </table:table-cell>
          <table:table-cell office:value-type="float" office:value="711725" table:style-name="ce43">
            <text:p>711.725</text:p>
          </table:table-cell>
          <table:table-cell office:value-type="percentage" office:value="0.14393868916645094" table:style-name="ce44">
            <text:p>14,4%</text:p>
          </table:table-cell>
          <table:table-cell office:value-type="float" office:value="64327" table:style-name="ce43">
            <text:p>64.327</text:p>
          </table:table-cell>
          <table:table-cell office:value-type="percentage" office:value="1.6542091595978692E-2" table:style-name="ce44">
            <text:p>1,7%</text:p>
          </table:table-cell>
          <table:table-cell office:value-type="float" office:value="26996373" table:style-name="ce43">
            <text:p>26.996.373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64094216246424751" table:style-name="ce44">
            <text:p>64,1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4468" table:style-name="ce35">
            <text:p>424.468</text:p>
          </table:table-cell>
          <table:table-cell office:value-type="percentage" office:value="1" table:style-name="ce36">
            <text:p>100,0%</text:p>
          </table:table-cell>
          <table:table-cell office:value-type="float" office:value="640234" table:style-name="ce35">
            <text:p>640.234</text:p>
          </table:table-cell>
          <table:table-cell office:value-type="percentage" office:value="0.98439837572130795" table:style-name="ce36">
            <text:p>98,4%</text:p>
          </table:table-cell>
          <table:table-cell office:value-type="float" office:value="559103" table:style-name="ce35">
            <text:p>559.103</text:p>
          </table:table-cell>
          <table:table-cell office:value-type="percentage" office:value="0.61027651675986494" table:style-name="ce36">
            <text:p>61,0%</text:p>
          </table:table-cell>
          <table:table-cell office:value-type="float" office:value="1031779" table:style-name="ce35">
            <text:p>1.031.779</text:p>
          </table:table-cell>
          <table:table-cell office:value-type="percentage" office:value="0.81562203315201887" table:style-name="ce36">
            <text:p>81,6%</text:p>
          </table:table-cell>
          <table:table-cell office:value-type="float" office:value="590686" table:style-name="ce35">
            <text:p>590.686</text:p>
          </table:table-cell>
          <table:table-cell office:value-type="percentage" office:value="0.42645298509725554" table:style-name="ce36">
            <text:p>42,6%</text:p>
          </table:table-cell>
          <table:table-cell office:value-type="float" office:value="144916" table:style-name="ce35">
            <text:p>144.916</text:p>
          </table:table-cell>
          <table:table-cell office:value-type="percentage" office:value="0.1270951055807798" table:style-name="ce36">
            <text:p>12,7%</text:p>
          </table:table-cell>
          <table:table-cell office:value-type="float" office:value="96368" table:style-name="ce35">
            <text:p>96.368</text:p>
          </table:table-cell>
          <table:table-cell office:value-type="percentage" office:value="0.10376968402191517" table:style-name="ce36">
            <text:p>10,4%</text:p>
          </table:table-cell>
          <table:table-cell office:value-type="float" office:value="4549" table:style-name="ce35">
            <text:p>4.549</text:p>
          </table:table-cell>
          <table:table-cell office:value-type="percentage" office:value="6.0419148712922048E-3" table:style-name="ce36">
            <text:p>0,6%</text:p>
          </table:table-cell>
          <table:table-cell office:value-type="float" office:value="3492103" table:style-name="ce35">
            <text:p>3.492.10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46861442771882622" table:style-name="ce36">
            <text:p>4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033" table:style-name="ce38">
            <text:p>99.033</text:p>
          </table:table-cell>
          <table:table-cell office:value-type="percentage" office:value="1" table:style-name="ce39">
            <text:p>100,0%</text:p>
          </table:table-cell>
          <table:table-cell office:value-type="float" office:value="116964" table:style-name="ce38">
            <text:p>116.964</text:p>
          </table:table-cell>
          <table:table-cell office:value-type="percentage" office:value="0.98326257828590646" table:style-name="ce39">
            <text:p>98,3%</text:p>
          </table:table-cell>
          <table:table-cell office:value-type="float" office:value="74242" table:style-name="ce38">
            <text:p>74.242</text:p>
          </table:table-cell>
          <table:table-cell office:value-type="percentage" office:value="0.47479327479583289" table:style-name="ce39">
            <text:p>47,5%</text:p>
          </table:table-cell>
          <table:table-cell office:value-type="float" office:value="166449" table:style-name="ce38">
            <text:p>166.449</text:p>
          </table:table-cell>
          <table:table-cell office:value-type="percentage" office:value="0.83952367022081442" table:style-name="ce39">
            <text:p>84,0%</text:p>
          </table:table-cell>
          <table:table-cell office:value-type="float" office:value="102868" table:style-name="ce38">
            <text:p>102.868</text:p>
          </table:table-cell>
          <table:table-cell office:value-type="percentage" office:value="0.47858269401655323" table:style-name="ce39">
            <text:p>47,9%</text:p>
          </table:table-cell>
          <table:table-cell office:value-type="float" office:value="26641" table:style-name="ce38">
            <text:p>26.641</text:p>
          </table:table-cell>
          <table:table-cell office:value-type="percentage" office:value="0.16216232667421449" table:style-name="ce39">
            <text:p>16,2%</text:p>
          </table:table-cell>
          <table:table-cell office:value-type="float" office:value="17098" table:style-name="ce38">
            <text:p>17.098</text:p>
          </table:table-cell>
          <table:table-cell office:value-type="percentage" office:value="0.13111862639090191" table:style-name="ce39">
            <text:p>13,1%</text:p>
          </table:table-cell>
          <table:table-cell office:value-type="float" office:value="1323" table:style-name="ce38">
            <text:p>1.323</text:p>
          </table:table-cell>
          <table:table-cell office:value-type="percentage" office:value="1.2831081670853174E-2" table:style-name="ce39">
            <text:p>1,3%</text:p>
          </table:table-cell>
          <table:table-cell office:value-type="float" office:value="604618" table:style-name="ce38">
            <text:p>604.61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1016847040081548" table:style-name="ce39">
            <text:p>51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305" table:style-name="ce38">
            <text:p>87.305</text:p>
          </table:table-cell>
          <table:table-cell office:value-type="percentage" office:value="0.99406781590872861" table:style-name="ce39">
            <text:p>99,4%</text:p>
          </table:table-cell>
          <table:table-cell office:value-type="float" office:value="112164" table:style-name="ce38">
            <text:p>112.164</text:p>
          </table:table-cell>
          <table:table-cell office:value-type="percentage" office:value="1" table:style-name="ce39">
            <text:p>100,0%</text:p>
          </table:table-cell>
          <table:table-cell office:value-type="float" office:value="69085" table:style-name="ce38">
            <text:p>69.085</text:p>
          </table:table-cell>
          <table:table-cell office:value-type="percentage" office:value="0.46163766605190709" table:style-name="ce39">
            <text:p>46,2%</text:p>
          </table:table-cell>
          <table:table-cell office:value-type="float" office:value="138475" table:style-name="ce38">
            <text:p>138.475</text:p>
          </table:table-cell>
          <table:table-cell office:value-type="percentage" office:value="0.85139414061299146" table:style-name="ce39">
            <text:p>85,1%</text:p>
          </table:table-cell>
          <table:table-cell office:value-type="float" office:value="92516" table:style-name="ce38">
            <text:p>92.516</text:p>
          </table:table-cell>
          <table:table-cell office:value-type="percentage" office:value="0.55401124598037044" table:style-name="ce39">
            <text:p>55,4%</text:p>
          </table:table-cell>
          <table:table-cell office:value-type="float" office:value="15814" table:style-name="ce38">
            <text:p>15.814</text:p>
          </table:table-cell>
          <table:table-cell office:value-type="percentage" office:value="0.1381726677792243" table:style-name="ce39">
            <text:p>13,8%</text:p>
          </table:table-cell>
          <table:table-cell office:value-type="float" office:value="9971" table:style-name="ce38">
            <text:p>9.971</text:p>
          </table:table-cell>
          <table:table-cell office:value-type="percentage" office:value="0.12603809836811569" table:style-name="ce39">
            <text:p>12,6%</text:p>
          </table:table-cell>
          <table:table-cell office:value-type="float" office:value="540" table:style-name="ce38">
            <text:p>540</text:p>
          </table:table-cell>
          <table:table-cell office:value-type="percentage" office:value="8.4375000000000006E-3" table:style-name="ce39">
            <text:p>0,8%</text:p>
          </table:table-cell>
          <table:table-cell office:value-type="float" office:value="525870" table:style-name="ce38">
            <text:p>525.870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56307398758147054" table:style-name="ce39">
            <text:p>5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004" table:style-name="ce38">
            <text:p>50.004</text:p>
          </table:table-cell>
          <table:table-cell office:value-type="percentage" office:value="1" table:style-name="ce39">
            <text:p>100,0%</text:p>
          </table:table-cell>
          <table:table-cell office:value-type="float" office:value="76671" table:style-name="ce38">
            <text:p>76.671</text:p>
          </table:table-cell>
          <table:table-cell office:value-type="percentage" office:value="0.95224551641909683" table:style-name="ce39">
            <text:p>95,2%</text:p>
          </table:table-cell>
          <table:table-cell office:value-type="float" office:value="57016" table:style-name="ce38">
            <text:p>57.016</text:p>
          </table:table-cell>
          <table:table-cell office:value-type="percentage" office:value="0.48635599798688062" table:style-name="ce39">
            <text:p>48,6%</text:p>
          </table:table-cell>
          <table:table-cell office:value-type="float" office:value="127067" table:style-name="ce38">
            <text:p>127.067</text:p>
          </table:table-cell>
          <table:table-cell office:value-type="percentage" office:value="0.76640108083982217" table:style-name="ce39">
            <text:p>76,6%</text:p>
          </table:table-cell>
          <table:table-cell office:value-type="float" office:value="104435" table:style-name="ce38">
            <text:p>104.435</text:p>
          </table:table-cell>
          <table:table-cell office:value-type="percentage" office:value="0.50654308053469921" table:style-name="ce39">
            <text:p>50,7%</text:p>
          </table:table-cell>
          <table:table-cell office:value-type="float" office:value="23529" table:style-name="ce38">
            <text:p>23.529</text:p>
          </table:table-cell>
          <table:table-cell office:value-type="percentage" office:value="0.12914752424706483" table:style-name="ce39">
            <text:p>12,9%</text:p>
          </table:table-cell>
          <table:table-cell office:value-type="float" office:value="12870" table:style-name="ce38">
            <text:p>12.870</text:p>
          </table:table-cell>
          <table:table-cell office:value-type="percentage" office:value="9.3300082643429844E-2" table:style-name="ce39">
            <text:p>9,3%</text:p>
          </table:table-cell>
          <table:table-cell office:value-type="float" office:value="931" table:style-name="ce38">
            <text:p>931</text:p>
          </table:table-cell>
          <table:table-cell office:value-type="percentage" office:value="9.7507331378299117E-3" table:style-name="ce39">
            <text:p>1,0%</text:p>
          </table:table-cell>
          <table:table-cell office:value-type="float" office:value="452523" table:style-name="ce38">
            <text:p>452.523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43727648093909655" table:style-name="ce39">
            <text:p>43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133" table:style-name="ce38">
            <text:p>89.133</text:p>
          </table:table-cell>
          <table:table-cell office:value-type="percentage" office:value="0.98777649718515892" table:style-name="ce39">
            <text:p>98,8%</text:p>
          </table:table-cell>
          <table:table-cell office:value-type="float" office:value="144292" table:style-name="ce38">
            <text:p>144.292</text:p>
          </table:table-cell>
          <table:table-cell office:value-type="percentage" office:value="0.93374144993561159" table:style-name="ce39">
            <text:p>93,4%</text:p>
          </table:table-cell>
          <table:table-cell office:value-type="float" office:value="129903" table:style-name="ce38">
            <text:p>129.903</text:p>
          </table:table-cell>
          <table:table-cell office:value-type="percentage" office:value="0.55256240110254706" table:style-name="ce39">
            <text:p>55,3%</text:p>
          </table:table-cell>
          <table:table-cell office:value-type="float" office:value="255898" table:style-name="ce38">
            <text:p>255.898</text:p>
          </table:table-cell>
          <table:table-cell office:value-type="percentage" office:value="0.73006915597754141" table:style-name="ce39">
            <text:p>73,0%</text:p>
          </table:table-cell>
          <table:table-cell office:value-type="float" office:value="154544" table:style-name="ce38">
            <text:p>154.544</text:p>
          </table:table-cell>
          <table:table-cell office:value-type="percentage" office:value="0.3983873129788309" table:style-name="ce39">
            <text:p>39,8%</text:p>
          </table:table-cell>
          <table:table-cell office:value-type="float" office:value="47558" table:style-name="ce38">
            <text:p>47.558</text:p>
          </table:table-cell>
          <table:table-cell office:value-type="percentage" office:value="0.15295207343037429" table:style-name="ce39">
            <text:p>15,3%</text:p>
          </table:table-cell>
          <table:table-cell office:value-type="float" office:value="20863" table:style-name="ce38">
            <text:p>20.863</text:p>
          </table:table-cell>
          <table:table-cell office:value-type="percentage" office:value="8.2872555094777312E-2" table:style-name="ce39">
            <text:p>8,3%</text:p>
          </table:table-cell>
          <table:table-cell office:value-type="float" office:value="797" table:style-name="ce38">
            <text:p>797</text:p>
          </table:table-cell>
          <table:table-cell office:value-type="percentage" office:value="4.4327769651329001E-3" table:style-name="ce39">
            <text:p>0,4%</text:p>
          </table:table-cell>
          <table:table-cell office:value-type="float" office:value="842988" table:style-name="ce38">
            <text:p>842.98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42992614141150381" table:style-name="ce39">
            <text:p>4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662" table:style-name="ce38">
            <text:p>41.662</text:p>
          </table:table-cell>
          <table:table-cell office:value-type="percentage" office:value="1" table:style-name="ce39">
            <text:p>100,0%</text:p>
          </table:table-cell>
          <table:table-cell office:value-type="float" office:value="55182" table:style-name="ce38">
            <text:p>55.182</text:p>
          </table:table-cell>
          <table:table-cell office:value-type="percentage" office:value="1" table:style-name="ce39">
            <text:p>100,0%</text:p>
          </table:table-cell>
          <table:table-cell office:value-type="float" office:value="36918" table:style-name="ce38">
            <text:p>36.918</text:p>
          </table:table-cell>
          <table:table-cell office:value-type="percentage" office:value="0.47731592216691449" table:style-name="ce39">
            <text:p>47,7%</text:p>
          </table:table-cell>
          <table:table-cell office:value-type="float" office:value="71902" table:style-name="ce38">
            <text:p>71.902</text:p>
          </table:table-cell>
          <table:table-cell office:value-type="percentage" office:value="0.79923080343248409" table:style-name="ce39">
            <text:p>79,9%</text:p>
          </table:table-cell>
          <table:table-cell office:value-type="float" office:value="32312" table:style-name="ce38">
            <text:p>32.312</text:p>
          </table:table-cell>
          <table:table-cell office:value-type="percentage" office:value="0.33049330564902984" table:style-name="ce39">
            <text:p>33,0%</text:p>
          </table:table-cell>
          <table:table-cell office:value-type="float" office:value="8746" table:style-name="ce38">
            <text:p>8.746</text:p>
          </table:table-cell>
          <table:table-cell office:value-type="percentage" office:value="0.12410426688235211" table:style-name="ce39">
            <text:p>12,4%</text:p>
          </table:table-cell>
          <table:table-cell office:value-type="float" office:value="4902" table:style-name="ce38">
            <text:p>4.902</text:p>
          </table:table-cell>
          <table:table-cell office:value-type="percentage" office:value="9.7059697059697053E-2" table:style-name="ce39">
            <text:p>9,7%</text:p>
          </table:table-cell>
          <table:table-cell office:value-type="float" office:value="147" table:style-name="ce38">
            <text:p>147</text:p>
          </table:table-cell>
          <table:table-cell office:value-type="percentage" office:value="3.3437208561745103E-3" table:style-name="ce39">
            <text:p>0,3%</text:p>
          </table:table-cell>
          <table:table-cell office:value-type="float" office:value="251771" table:style-name="ce38">
            <text:p>251.77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48036258387757164" table:style-name="ce39">
            <text:p>4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544" table:style-name="ce38">
            <text:p>225.544</text:p>
          </table:table-cell>
          <table:table-cell office:value-type="percentage" office:value="1" table:style-name="ce39">
            <text:p>100,0%</text:p>
          </table:table-cell>
          <table:table-cell office:value-type="float" office:value="246782" table:style-name="ce38">
            <text:p>246.782</text:p>
          </table:table-cell>
          <table:table-cell office:value-type="percentage" office:value="1" table:style-name="ce39">
            <text:p>100,0%</text:p>
          </table:table-cell>
          <table:table-cell office:value-type="float" office:value="196310" table:style-name="ce38">
            <text:p>196.310</text:p>
          </table:table-cell>
          <table:table-cell office:value-type="percentage" office:value="0.61621282272620259" table:style-name="ce39">
            <text:p>61,6%</text:p>
          </table:table-cell>
          <table:table-cell office:value-type="float" office:value="311246" table:style-name="ce38">
            <text:p>311.246</text:p>
          </table:table-cell>
          <table:table-cell office:value-type="percentage" office:value="0.81654358234406765" table:style-name="ce39">
            <text:p>81,7%</text:p>
          </table:table-cell>
          <table:table-cell office:value-type="float" office:value="107454" table:style-name="ce38">
            <text:p>107.454</text:p>
          </table:table-cell>
          <table:table-cell office:value-type="percentage" office:value="0.29576801860695556" table:style-name="ce39">
            <text:p>29,6%</text:p>
          </table:table-cell>
          <table:table-cell office:value-type="float" office:value="34809" table:style-name="ce38">
            <text:p>34.809</text:p>
          </table:table-cell>
          <table:table-cell office:value-type="percentage" office:value="0.12998958111605291" table:style-name="ce39">
            <text:p>13,0%</text:p>
          </table:table-cell>
          <table:table-cell office:value-type="float" office:value="22994" table:style-name="ce38">
            <text:p>22.994</text:p>
          </table:table-cell>
          <table:table-cell office:value-type="percentage" office:value="0.10897320455342502" table:style-name="ce39">
            <text:p>10,9%</text:p>
          </table:table-cell>
          <table:table-cell office:value-type="float" office:value="865" table:style-name="ce38">
            <text:p>865</text:p>
          </table:table-cell>
          <table:table-cell office:value-type="percentage" office:value="5.2315806026297009E-3" table:style-name="ce39">
            <text:p>0,5%</text:p>
          </table:table-cell>
          <table:table-cell office:value-type="float" office:value="1146004" table:style-name="ce38">
            <text:p>1.146.004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52659502364844524" table:style-name="ce39">
            <text:p>52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259" table:style-name="ce38">
            <text:p>135.259</text:p>
          </table:table-cell>
          <table:table-cell office:value-type="percentage" office:value="1" table:style-name="ce39">
            <text:p>100,0%</text:p>
          </table:table-cell>
          <table:table-cell office:value-type="float" office:value="155638" table:style-name="ce38">
            <text:p>155.638</text:p>
          </table:table-cell>
          <table:table-cell office:value-type="percentage" office:value="0.97823395201790053" table:style-name="ce39">
            <text:p>97,8%</text:p>
          </table:table-cell>
          <table:table-cell office:value-type="float" office:value="106341" table:style-name="ce38">
            <text:p>106.341</text:p>
          </table:table-cell>
          <table:table-cell office:value-type="percentage" office:value="0.48681126512973577" table:style-name="ce39">
            <text:p>48,7%</text:p>
          </table:table-cell>
          <table:table-cell office:value-type="float" office:value="245898" table:style-name="ce38">
            <text:p>245.898</text:p>
          </table:table-cell>
          <table:table-cell office:value-type="percentage" office:value="0.79972550881689097" table:style-name="ce39">
            <text:p>80,0%</text:p>
          </table:table-cell>
          <table:table-cell office:value-type="float" office:value="154260" table:style-name="ce38">
            <text:p>154.260</text:p>
          </table:table-cell>
          <table:table-cell office:value-type="percentage" office:value="0.4665991137460111" table:style-name="ce39">
            <text:p>46,7%</text:p>
          </table:table-cell>
          <table:table-cell office:value-type="float" office:value="28413" table:style-name="ce38">
            <text:p>28.413</text:p>
          </table:table-cell>
          <table:table-cell office:value-type="percentage" office:value="0.10685555902384722" table:style-name="ce39">
            <text:p>10,7%</text:p>
          </table:table-cell>
          <table:table-cell office:value-type="float" office:value="17537" table:style-name="ce38">
            <text:p>17.537</text:p>
          </table:table-cell>
          <table:table-cell office:value-type="percentage" office:value="8.0412125324982001E-2" table:style-name="ce39">
            <text:p>8,0%</text:p>
          </table:table-cell>
          <table:table-cell office:value-type="float" office:value="663" table:style-name="ce38">
            <text:p>663</text:p>
          </table:table-cell>
          <table:table-cell office:value-type="percentage" office:value="3.8109580852091142E-3" table:style-name="ce39">
            <text:p>0,4%</text:p>
          </table:table-cell>
          <table:table-cell office:value-type="float" office:value="844009" table:style-name="ce38">
            <text:p>844.009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46661679891020708" table:style-name="ce39">
            <text:p>46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7673" table:style-name="ce38">
            <text:p>447.673</text:p>
          </table:table-cell>
          <table:table-cell office:value-type="percentage" office:value="1" table:style-name="ce39">
            <text:p>100,0%</text:p>
          </table:table-cell>
          <table:table-cell office:value-type="float" office:value="600722" table:style-name="ce38">
            <text:p>600.722</text:p>
          </table:table-cell>
          <table:table-cell office:value-type="percentage" office:value="0.94558407787285215" table:style-name="ce39">
            <text:p>94,6%</text:p>
          </table:table-cell>
          <table:table-cell office:value-type="float" office:value="508668" table:style-name="ce38">
            <text:p>508.668</text:p>
          </table:table-cell>
          <table:table-cell office:value-type="percentage" office:value="0.60730386444822249" table:style-name="ce39">
            <text:p>60,7%</text:p>
          </table:table-cell>
          <table:table-cell office:value-type="float" office:value="808966" table:style-name="ce38">
            <text:p>808.966</text:p>
          </table:table-cell>
          <table:table-cell office:value-type="percentage" office:value="0.74096063309457949" table:style-name="ce39">
            <text:p>74,1%</text:p>
          </table:table-cell>
          <table:table-cell office:value-type="float" office:value="528416" table:style-name="ce38">
            <text:p>528.416</text:p>
          </table:table-cell>
          <table:table-cell office:value-type="percentage" office:value="0.4013016848236764" table:style-name="ce39">
            <text:p>40,1%</text:p>
          </table:table-cell>
          <table:table-cell office:value-type="float" office:value="131296" table:style-name="ce38">
            <text:p>131.296</text:p>
          </table:table-cell>
          <table:table-cell office:value-type="percentage" office:value="0.1256839598258559" table:style-name="ce39">
            <text:p>12,6%</text:p>
          </table:table-cell>
          <table:table-cell office:value-type="float" office:value="102328" table:style-name="ce38">
            <text:p>102.328</text:p>
          </table:table-cell>
          <table:table-cell office:value-type="percentage" office:value="0.12197369283675136" table:style-name="ce39">
            <text:p>12,2%</text:p>
          </table:table-cell>
          <table:table-cell office:value-type="float" office:value="7975" table:style-name="ce38">
            <text:p>7.975</text:p>
          </table:table-cell>
          <table:table-cell office:value-type="percentage" office:value="1.2153936656272955E-2" table:style-name="ce39">
            <text:p>1,2%</text:p>
          </table:table-cell>
          <table:table-cell office:value-type="float" office:value="3136044" table:style-name="ce38">
            <text:p>3.136.044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45659284021221952" table:style-name="ce39">
            <text:p>4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0210" table:style-name="ce38">
            <text:p>290.210</text:p>
          </table:table-cell>
          <table:table-cell office:value-type="percentage" office:value="1" table:style-name="ce39">
            <text:p>100,0%</text:p>
          </table:table-cell>
          <table:table-cell office:value-type="float" office:value="419848" table:style-name="ce38">
            <text:p>419.848</text:p>
          </table:table-cell>
          <table:table-cell office:value-type="percentage" office:value="0.95885918394379965" table:style-name="ce39">
            <text:p>95,9%</text:p>
          </table:table-cell>
          <table:table-cell office:value-type="float" office:value="361316" table:style-name="ce38">
            <text:p>361.316</text:p>
          </table:table-cell>
          <table:table-cell office:value-type="percentage" office:value="0.62217768042870325" table:style-name="ce39">
            <text:p>62,2%</text:p>
          </table:table-cell>
          <table:table-cell office:value-type="float" office:value="582241" table:style-name="ce38">
            <text:p>582.241</text:p>
          </table:table-cell>
          <table:table-cell office:value-type="percentage" office:value="0.77391291633769044" table:style-name="ce39">
            <text:p>77,4%</text:p>
          </table:table-cell>
          <table:table-cell office:value-type="float" office:value="271240" table:style-name="ce38">
            <text:p>271.240</text:p>
          </table:table-cell>
          <table:table-cell office:value-type="percentage" office:value="0.31851082918030788" table:style-name="ce39">
            <text:p>31,9%</text:p>
          </table:table-cell>
          <table:table-cell office:value-type="float" office:value="67310" table:style-name="ce38">
            <text:p>67.310</text:p>
          </table:table-cell>
          <table:table-cell office:value-type="percentage" office:value="0.10375193253581068" table:style-name="ce39">
            <text:p>10,4%</text:p>
          </table:table-cell>
          <table:table-cell office:value-type="float" office:value="44056" table:style-name="ce38">
            <text:p>44.056</text:p>
          </table:table-cell>
          <table:table-cell office:value-type="percentage" office:value="8.5359001484133723E-2" table:style-name="ce39">
            <text:p>8,5%</text:p>
          </table:table-cell>
          <table:table-cell office:value-type="float" office:value="1692" table:style-name="ce38">
            <text:p>1.692</text:p>
          </table:table-cell>
          <table:table-cell office:value-type="percentage" office:value="3.9855746694587675E-3" table:style-name="ce39">
            <text:p>0,4%</text:p>
          </table:table-cell>
          <table:table-cell office:value-type="float" office:value="2037913" table:style-name="ce38">
            <text:p>2.037.91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45403400142454237" table:style-name="ce39">
            <text:p>4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63" table:style-name="ce38">
            <text:p>76.663</text:p>
          </table:table-cell>
          <table:table-cell office:value-type="percentage" office:value="1" table:style-name="ce39">
            <text:p>100,0%</text:p>
          </table:table-cell>
          <table:table-cell office:value-type="float" office:value="91073" table:style-name="ce38">
            <text:p>91.073</text:p>
          </table:table-cell>
          <table:table-cell office:value-type="percentage" office:value="0.99125995907527542" table:style-name="ce39">
            <text:p>99,1%</text:p>
          </table:table-cell>
          <table:table-cell office:value-type="float" office:value="90468" table:style-name="ce38">
            <text:p>90.468</text:p>
          </table:table-cell>
          <table:table-cell office:value-type="percentage" office:value="0.7220284603781415" table:style-name="ce39">
            <text:p>72,2%</text:p>
          </table:table-cell>
          <table:table-cell office:value-type="float" office:value="146491" table:style-name="ce38">
            <text:p>146.491</text:p>
          </table:table-cell>
          <table:table-cell office:value-type="percentage" office:value="0.86570418872919819" table:style-name="ce39">
            <text:p>86,6%</text:p>
          </table:table-cell>
          <table:table-cell office:value-type="float" office:value="70266" table:style-name="ce38">
            <text:p>70.266</text:p>
          </table:table-cell>
          <table:table-cell office:value-type="percentage" office:value="0.44055575758335735" table:style-name="ce39">
            <text:p>44,1%</text:p>
          </table:table-cell>
          <table:table-cell office:value-type="float" office:value="19347" table:style-name="ce38">
            <text:p>19.347</text:p>
          </table:table-cell>
          <table:table-cell office:value-type="percentage" office:value="0.14494414851774437" table:style-name="ce39">
            <text:p>14,5%</text:p>
          </table:table-cell>
          <table:table-cell office:value-type="float" office:value="8542" table:style-name="ce38">
            <text:p>8.542</text:p>
          </table:table-cell>
          <table:table-cell office:value-type="percentage" office:value="7.5379456406636069E-2" table:style-name="ce39">
            <text:p>7,5%</text:p>
          </table:table-cell>
          <table:table-cell office:value-type="float" office:value="337" table:style-name="ce38">
            <text:p>337</text:p>
          </table:table-cell>
          <table:table-cell office:value-type="percentage" office:value="3.9764011799410031E-3" table:style-name="ce39">
            <text:p>0,4%</text:p>
          </table:table-cell>
          <table:table-cell office:value-type="float" office:value="503187" table:style-name="ce38">
            <text:p>503.187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52776114205762936" table:style-name="ce39">
            <text:p>5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076" table:style-name="ce38">
            <text:p>239.076</text:p>
          </table:table-cell>
          <table:table-cell office:value-type="percentage" office:value="1" table:style-name="ce39">
            <text:p>100,0%</text:p>
          </table:table-cell>
          <table:table-cell office:value-type="float" office:value="287270" table:style-name="ce38">
            <text:p>287.270</text:p>
          </table:table-cell>
          <table:table-cell office:value-type="percentage" office:value="0.99139983848813851" table:style-name="ce39">
            <text:p>99,1%</text:p>
          </table:table-cell>
          <table:table-cell office:value-type="float" office:value="207124" table:style-name="ce38">
            <text:p>207.124</text:p>
          </table:table-cell>
          <table:table-cell office:value-type="percentage" office:value="0.59702473431009984" table:style-name="ce39">
            <text:p>59,7%</text:p>
          </table:table-cell>
          <table:table-cell office:value-type="float" office:value="364819" table:style-name="ce38">
            <text:p>364.819</text:p>
          </table:table-cell>
          <table:table-cell office:value-type="percentage" office:value="0.89881470057084567" table:style-name="ce39">
            <text:p>89,9%</text:p>
          </table:table-cell>
          <table:table-cell office:value-type="float" office:value="170132" table:style-name="ce38">
            <text:p>170.132</text:p>
          </table:table-cell>
          <table:table-cell office:value-type="percentage" office:value="0.3838536531436913" table:style-name="ce39">
            <text:p>38,4%</text:p>
          </table:table-cell>
          <table:table-cell office:value-type="float" office:value="39408" table:style-name="ce38">
            <text:p>39.408</text:p>
          </table:table-cell>
          <table:table-cell office:value-type="percentage" office:value="0.12185227328946717" table:style-name="ce39">
            <text:p>12,2%</text:p>
          </table:table-cell>
          <table:table-cell office:value-type="float" office:value="19123" table:style-name="ce38">
            <text:p>19.123</text:p>
          </table:table-cell>
          <table:table-cell office:value-type="percentage" office:value="8.2790359380208761E-2" table:style-name="ce39">
            <text:p>8,3%</text:p>
          </table:table-cell>
          <table:table-cell office:value-type="float" office:value="322" table:style-name="ce38">
            <text:p>322</text:p>
          </table:table-cell>
          <table:table-cell office:value-type="percentage" office:value="1.7888193236929675E-3" table:style-name="ce39">
            <text:p>0,2%</text:p>
          </table:table-cell>
          <table:table-cell office:value-type="float" office:value="1327274" table:style-name="ce38">
            <text:p>1.327.274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54075193410299549" table:style-name="ce39">
            <text:p>5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44" table:style-name="ce38">
            <text:p>23.044</text:p>
          </table:table-cell>
          <table:table-cell office:value-type="percentage" office:value="1" table:style-name="ce39">
            <text:p>100,0%</text:p>
          </table:table-cell>
          <table:table-cell office:value-type="float" office:value="28324" table:style-name="ce38">
            <text:p>28.324</text:p>
          </table:table-cell>
          <table:table-cell office:value-type="percentage" office:value="1" table:style-name="ce39">
            <text:p>100,0%</text:p>
          </table:table-cell>
          <table:table-cell office:value-type="float" office:value="27510" table:style-name="ce38">
            <text:p>27.510</text:p>
          </table:table-cell>
          <table:table-cell office:value-type="percentage" office:value="0.72935998727398055" table:style-name="ce39">
            <text:p>72,9%</text:p>
          </table:table-cell>
          <table:table-cell office:value-type="float" office:value="40292" table:style-name="ce38">
            <text:p>40.292</text:p>
          </table:table-cell>
          <table:table-cell office:value-type="percentage" office:value="0.84533400469956366" table:style-name="ce39">
            <text:p>84,5%</text:p>
          </table:table-cell>
          <table:table-cell office:value-type="float" office:value="17808" table:style-name="ce38">
            <text:p>17.808</text:p>
          </table:table-cell>
          <table:table-cell office:value-type="percentage" office:value="0.33633633633633636" table:style-name="ce39">
            <text:p>33,6%</text:p>
          </table:table-cell>
          <table:table-cell office:value-type="float" office:value="4970" table:style-name="ce38">
            <text:p>4.970</text:p>
          </table:table-cell>
          <table:table-cell office:value-type="percentage" office:value="0.12640199394694676" table:style-name="ce39">
            <text:p>12,6%</text:p>
          </table:table-cell>
          <table:table-cell office:value-type="float" office:value="3329" table:style-name="ce38">
            <text:p>3.329</text:p>
          </table:table-cell>
          <table:table-cell office:value-type="percentage" office:value="0.10929804977345853" table:style-name="ce39">
            <text:p>10,9%</text:p>
          </table:table-cell>
          <table:table-cell office:value-type="float" office:value="144" table:style-name="ce38">
            <text:p>144</text:p>
          </table:table-cell>
          <table:table-cell office:value-type="percentage" office:value="5.6399812000626666E-3" table:style-name="ce39">
            <text:p>0,6%</text:p>
          </table:table-cell>
          <table:table-cell office:value-type="float" office:value="145421" table:style-name="ce38">
            <text:p>145.421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1209986970454624" table:style-name="ce39">
            <text:p>5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7115" table:style-name="ce38">
            <text:p>367.115</text:p>
          </table:table-cell>
          <table:table-cell office:value-type="percentage" office:value="1" table:style-name="ce39">
            <text:p>100,0%</text:p>
          </table:table-cell>
          <table:table-cell office:value-type="float" office:value="500946" table:style-name="ce38">
            <text:p>500.946</text:p>
          </table:table-cell>
          <table:table-cell office:value-type="percentage" office:value="0.95222218631731614" table:style-name="ce39">
            <text:p>95,2%</text:p>
          </table:table-cell>
          <table:table-cell office:value-type="float" office:value="473516" table:style-name="ce38">
            <text:p>473.516</text:p>
          </table:table-cell>
          <table:table-cell office:value-type="percentage" office:value="0.67325538906021842" table:style-name="ce39">
            <text:p>67,3%</text:p>
          </table:table-cell>
          <table:table-cell office:value-type="float" office:value="788023" table:style-name="ce38">
            <text:p>788.023</text:p>
          </table:table-cell>
          <table:table-cell office:value-type="percentage" office:value="0.81007069408079702" table:style-name="ce39">
            <text:p>81,0%</text:p>
          </table:table-cell>
          <table:table-cell office:value-type="float" office:value="325609" table:style-name="ce38">
            <text:p>325.609</text:p>
          </table:table-cell>
          <table:table-cell office:value-type="percentage" office:value="0.2792599472885689" table:style-name="ce39">
            <text:p>27,9%</text:p>
          </table:table-cell>
          <table:table-cell office:value-type="float" office:value="126341" table:style-name="ce38">
            <text:p>126.341</text:p>
          </table:table-cell>
          <table:table-cell office:value-type="percentage" office:value="0.13304094183058843" table:style-name="ce39">
            <text:p>13,3%</text:p>
          </table:table-cell>
          <table:table-cell office:value-type="float" office:value="79906" table:style-name="ce38">
            <text:p>79.906</text:p>
          </table:table-cell>
          <table:table-cell office:value-type="percentage" office:value="0.10762113202464729" table:style-name="ce39">
            <text:p>10,8%</text:p>
          </table:table-cell>
          <table:table-cell office:value-type="float" office:value="3978" table:style-name="ce38">
            <text:p>3.978</text:p>
          </table:table-cell>
          <table:table-cell office:value-type="percentage" office:value="7.186446556900831E-3" table:style-name="ce39">
            <text:p>0,7%</text:p>
          </table:table-cell>
          <table:table-cell office:value-type="float" office:value="2665434" table:style-name="ce38">
            <text:p>2.665.434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4587856981430218" table:style-name="ce39">
            <text:p>4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099" table:style-name="ce38">
            <text:p>72.099</text:p>
          </table:table-cell>
          <table:table-cell office:value-type="percentage" office:value="1" table:style-name="ce39">
            <text:p>100,0%</text:p>
          </table:table-cell>
          <table:table-cell office:value-type="float" office:value="97970" table:style-name="ce38">
            <text:p>97.970</text:p>
          </table:table-cell>
          <table:table-cell office:value-type="percentage" office:value="0.95209865985092179" table:style-name="ce39">
            <text:p>95,2%</text:p>
          </table:table-cell>
          <table:table-cell office:value-type="float" office:value="72838" table:style-name="ce38">
            <text:p>72.838</text:p>
          </table:table-cell>
          <table:table-cell office:value-type="percentage" office:value="0.49580352463089394" table:style-name="ce39">
            <text:p>49,6%</text:p>
          </table:table-cell>
          <table:table-cell office:value-type="float" office:value="175597" table:style-name="ce38">
            <text:p>175.597</text:p>
          </table:table-cell>
          <table:table-cell office:value-type="percentage" office:value="0.82340942341598833" table:style-name="ce39">
            <text:p>82,3%</text:p>
          </table:table-cell>
          <table:table-cell office:value-type="float" office:value="132658" table:style-name="ce38">
            <text:p>132.658</text:p>
          </table:table-cell>
          <table:table-cell office:value-type="percentage" office:value="0.5219529660800214" table:style-name="ce39">
            <text:p>52,2%</text:p>
          </table:table-cell>
          <table:table-cell office:value-type="float" office:value="22691" table:style-name="ce38">
            <text:p>22.691</text:p>
          </table:table-cell>
          <table:table-cell office:value-type="percentage" office:value="0.10856781960067559" table:style-name="ce39">
            <text:p>10,9%</text:p>
          </table:table-cell>
          <table:table-cell office:value-type="float" office:value="17546" table:style-name="ce38">
            <text:p>17.546</text:p>
          </table:table-cell>
          <table:table-cell office:value-type="percentage" office:value="0.1018647531466258" table:style-name="ce39">
            <text:p>10,2%</text:p>
          </table:table-cell>
          <table:table-cell office:value-type="float" office:value="889" table:style-name="ce38">
            <text:p>889</text:p>
          </table:table-cell>
          <table:table-cell office:value-type="percentage" office:value="6.2652402497639084E-3" table:style-name="ce39">
            <text:p>0,6%</text:p>
          </table:table-cell>
          <table:table-cell office:value-type="float" office:value="592288" table:style-name="ce38">
            <text:p>592.288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45208096557840899" table:style-name="ce39">
            <text:p>45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67" table:style-name="ce38">
            <text:p>41.867</text:p>
          </table:table-cell>
          <table:table-cell office:value-type="percentage" office:value="1" table:style-name="ce39">
            <text:p>100,0%</text:p>
          </table:table-cell>
          <table:table-cell office:value-type="float" office:value="55363" table:style-name="ce38">
            <text:p>55.363</text:p>
          </table:table-cell>
          <table:table-cell office:value-type="percentage" office:value="0.99231072555205047" table:style-name="ce39">
            <text:p>99,2%</text:p>
          </table:table-cell>
          <table:table-cell office:value-type="float" office:value="35561" table:style-name="ce38">
            <text:p>35.561</text:p>
          </table:table-cell>
          <table:table-cell office:value-type="percentage" office:value="0.48156925410324469" table:style-name="ce39">
            <text:p>48,2%</text:p>
          </table:table-cell>
          <table:table-cell office:value-type="float" office:value="85047" table:style-name="ce38">
            <text:p>85.047</text:p>
          </table:table-cell>
          <table:table-cell office:value-type="percentage" office:value="0.87954785198667962" table:style-name="ce39">
            <text:p>88,0%</text:p>
          </table:table-cell>
          <table:table-cell office:value-type="float" office:value="54108" table:style-name="ce38">
            <text:p>54.108</text:p>
          </table:table-cell>
          <table:table-cell office:value-type="percentage" office:value="0.50099072239402975" table:style-name="ce39">
            <text:p>50,1%</text:p>
          </table:table-cell>
          <table:table-cell office:value-type="float" office:value="11746" table:style-name="ce38">
            <text:p>11.746</text:p>
          </table:table-cell>
          <table:table-cell office:value-type="percentage" office:value="0.14440442089475172" table:style-name="ce39">
            <text:p>14,4%</text:p>
          </table:table-cell>
          <table:table-cell office:value-type="float" office:value="7879" table:style-name="ce38">
            <text:p>7.879</text:p>
          </table:table-cell>
          <table:table-cell office:value-type="percentage" office:value="0.11565165059374403" table:style-name="ce39">
            <text:p>11,6%</text:p>
          </table:table-cell>
          <table:table-cell office:value-type="float" office:value="359" table:style-name="ce38">
            <text:p>359</text:p>
          </table:table-cell>
          <table:table-cell office:value-type="percentage" office:value="6.366602823295737E-3" table:style-name="ce39">
            <text:p>0,6%</text:p>
          </table:table-cell>
          <table:table-cell office:value-type="float" office:value="291930" table:style-name="ce38">
            <text:p>291.930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50215531328588092" table:style-name="ce39">
            <text:p>50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9944" table:style-name="ce38">
            <text:p>159.944</text:p>
          </table:table-cell>
          <table:table-cell office:value-type="percentage" office:value="1.0126242481798038" table:style-name="ce39">
            <text:p>101,3%</text:p>
          </table:table-cell>
          <table:table-cell office:value-type="float" office:value="208339" table:style-name="ce38">
            <text:p>208.339</text:p>
          </table:table-cell>
          <table:table-cell office:value-type="percentage" office:value="0.9777455521609153" table:style-name="ce39">
            <text:p>97,8%</text:p>
          </table:table-cell>
          <table:table-cell office:value-type="float" office:value="152861" table:style-name="ce38">
            <text:p>152.861</text:p>
          </table:table-cell>
          <table:table-cell office:value-type="percentage" office:value="0.54570022026353082" table:style-name="ce39">
            <text:p>54,6%</text:p>
          </table:table-cell>
          <table:table-cell office:value-type="float" office:value="287236" table:style-name="ce38">
            <text:p>287.236</text:p>
          </table:table-cell>
          <table:table-cell office:value-type="percentage" office:value="0.84486891760324967" table:style-name="ce39">
            <text:p>84,5%</text:p>
          </table:table-cell>
          <table:table-cell office:value-type="float" office:value="115004" table:style-name="ce38">
            <text:p>115.004</text:p>
          </table:table-cell>
          <table:table-cell office:value-type="percentage" office:value="0.31757393002018597" table:style-name="ce39">
            <text:p>31,8%</text:p>
          </table:table-cell>
          <table:table-cell office:value-type="float" office:value="38356" table:style-name="ce38">
            <text:p>38.356</text:p>
          </table:table-cell>
          <table:table-cell office:value-type="percentage" office:value="0.14721562275708808" table:style-name="ce39">
            <text:p>14,7%</text:p>
          </table:table-cell>
          <table:table-cell office:value-type="float" office:value="27204" table:style-name="ce38">
            <text:p>27.204</text:p>
          </table:table-cell>
          <table:table-cell office:value-type="percentage" office:value="0.13498466759951175" table:style-name="ce39">
            <text:p>13,5%</text:p>
          </table:table-cell>
          <table:table-cell office:value-type="float" office:value="1225" table:style-name="ce38">
            <text:p>1.225</text:p>
          </table:table-cell>
          <table:table-cell office:value-type="percentage" office:value="7.2654591177063691E-3" table:style-name="ce39">
            <text:p>0,7%</text:p>
          </table:table-cell>
          <table:table-cell office:value-type="float" office:value="990169" table:style-name="ce38">
            <text:p>990.169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49909145575250902" table:style-name="ce39">
            <text:p>49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36" table:style-name="ce38">
            <text:p>2.336</text:p>
          </table:table-cell>
          <table:table-cell office:value-type="percentage" office:value="0.8967370441458733" table:style-name="ce39">
            <text:p>89,7%</text:p>
          </table:table-cell>
          <table:table-cell office:value-type="float" office:value="3747" table:style-name="ce38">
            <text:p>3.747</text:p>
          </table:table-cell>
          <table:table-cell office:value-type="percentage" office:value="0.86776285317276514" table:style-name="ce39">
            <text:p>86,8%</text:p>
          </table:table-cell>
          <table:table-cell office:value-type="float" office:value="4114" table:style-name="ce38">
            <text:p>4.114</text:p>
          </table:table-cell>
          <table:table-cell office:value-type="percentage" office:value="0.52360952017309403" table:style-name="ce39">
            <text:p>52,4%</text:p>
          </table:table-cell>
          <table:table-cell office:value-type="float" office:value="9268" table:style-name="ce38">
            <text:p>9.268</text:p>
          </table:table-cell>
          <table:table-cell office:value-type="percentage" office:value="0.80200761509172724" table:style-name="ce39">
            <text:p>80,2%</text:p>
          </table:table-cell>
          <table:table-cell office:value-type="float" office:value="8739" table:style-name="ce38">
            <text:p>8.739</text:p>
          </table:table-cell>
          <table:table-cell office:value-type="percentage" office:value="0.69126720455624113" table:style-name="ce39">
            <text:p>69,1%</text:p>
          </table:table-cell>
          <table:table-cell office:value-type="float" office:value="2829" table:style-name="ce38">
            <text:p>2.829</text:p>
          </table:table-cell>
          <table:table-cell office:value-type="percentage" office:value="0.23785101731965697" table:style-name="ce39">
            <text:p>23,8%</text:p>
          </table:table-cell>
          <table:table-cell office:value-type="float" office:value="1362" table:style-name="ce38">
            <text:p>1.362</text:p>
          </table:table-cell>
          <table:table-cell office:value-type="percentage" office:value="0.12419075408042309" table:style-name="ce39">
            <text:p>12,4%</text:p>
          </table:table-cell>
          <table:table-cell office:value-type="float" office:value="148" table:style-name="ce38">
            <text:p>148</text:p>
          </table:table-cell>
          <table:table-cell office:value-type="percentage" office:value="1.6217400832785448E-2" table:style-name="ce39">
            <text:p>1,6%</text:p>
          </table:table-cell>
          <table:table-cell office:value-type="float" office:value="32543" table:style-name="ce38">
            <text:p>32.543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4585781723384767" table:style-name="ce39">
            <text:p>45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91" table:style-name="ce38">
            <text:p>1.891</text:p>
          </table:table-cell>
          <table:table-cell office:value-type="percentage" office:value="0.80502341421881651" table:style-name="ce39">
            <text:p>80,5%</text:p>
          </table:table-cell>
          <table:table-cell office:value-type="float" office:value="3099" table:style-name="ce38">
            <text:p>3.099</text:p>
          </table:table-cell>
          <table:table-cell office:value-type="percentage" office:value="0.8268409818569904" table:style-name="ce39">
            <text:p>82,7%</text:p>
          </table:table-cell>
          <table:table-cell office:value-type="float" office:value="5302" table:style-name="ce38">
            <text:p>5.302</text:p>
          </table:table-cell>
          <table:table-cell office:value-type="percentage" office:value="0.67739874792385335" table:style-name="ce39">
            <text:p>67,7%</text:p>
          </table:table-cell>
          <table:table-cell office:value-type="float" office:value="8576" table:style-name="ce38">
            <text:p>8.576</text:p>
          </table:table-cell>
          <table:table-cell office:value-type="percentage" office:value="0.75900522170103546" table:style-name="ce39">
            <text:p>75,9%</text:p>
          </table:table-cell>
          <table:table-cell office:value-type="float" office:value="8363" table:style-name="ce38">
            <text:p>8.363</text:p>
          </table:table-cell>
          <table:table-cell office:value-type="percentage" office:value="0.69680053324445923" table:style-name="ce39">
            <text:p>69,7%</text:p>
          </table:table-cell>
          <table:table-cell office:value-type="float" office:value="3337" table:style-name="ce38">
            <text:p>3.337</text:p>
          </table:table-cell>
          <table:table-cell office:value-type="percentage" office:value="0.27503502843484712" table:style-name="ce39">
            <text:p>27,5%</text:p>
          </table:table-cell>
          <table:table-cell office:value-type="float" office:value="1386" table:style-name="ce38">
            <text:p>1.386</text:p>
          </table:table-cell>
          <table:table-cell office:value-type="percentage" office:value="0.11554814506044185" table:style-name="ce39">
            <text:p>11,6%</text:p>
          </table:table-cell>
          <table:table-cell office:value-type="float" office:value="24" table:style-name="ce38">
            <text:p>24</text:p>
          </table:table-cell>
          <table:table-cell office:value-type="percentage" office:value="2.5067892208063504E-3" table:style-name="ce39">
            <text:p>0,3%</text:p>
          </table:table-cell>
          <table:table-cell office:value-type="float" office:value="31978" table:style-name="ce38">
            <text:p>31.978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5085792434474881" table:style-name="ce39">
            <text:p>45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0" table:style-name="ce38">
            <text:p>20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2822" table:style-name="ce38">
            <text:p>2.822</text:p>
          </table:table-cell>
          <table:table-cell office:value-type="string" table:style-name="ce39">
            <text:p>-</text:p>
          </table:table-cell>
          <table:table-cell office:value-type="float" office:value="8071" table:style-name="ce38">
            <text:p>8.071</text:p>
          </table:table-cell>
          <table:table-cell office:value-type="string" table:style-name="ce39">
            <text:p>-</text:p>
          </table:table-cell>
          <table:table-cell office:value-type="float" office:value="17424" table:style-name="ce38">
            <text:p>17.424</text:p>
          </table:table-cell>
          <table:table-cell office:value-type="string" table:style-name="ce39">
            <text:p>-</text:p>
          </table:table-cell>
          <table:table-cell office:value-type="float" office:value="22429" table:style-name="ce38">
            <text:p>22.429</text:p>
          </table:table-cell>
          <table:table-cell office:value-type="string" table:style-name="ce39">
            <text:p>-</text:p>
          </table:table-cell>
          <table:table-cell office:value-type="float" office:value="15746" table:style-name="ce38">
            <text:p>15.746</text:p>
          </table:table-cell>
          <table:table-cell office:value-type="string" table:style-name="ce39">
            <text:p>-</text:p>
          </table:table-cell>
          <table:table-cell office:value-type="float" office:value="549" table:style-name="ce38">
            <text:p>549</text:p>
          </table:table-cell>
          <table:table-cell office:value-type="string" table:style-name="ce39">
            <text:p>-</text:p>
          </table:table-cell>
          <table:table-cell office:value-type="float" office:value="67074" table:style-name="ce38">
            <text:p>67.07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4" table:style-name="ce46">
            <text:p>4</text:p>
          </table:table-cell>
          <table:table-cell office:value-type="string" table:style-name="ce47">
            <text:p>-</text:p>
          </table:table-cell>
          <table:table-cell office:value-type="float" office:value="8" table:style-name="ce46">
            <text:p>8</text:p>
          </table:table-cell>
          <table:table-cell office:value-type="string" table:style-name="ce47">
            <text:p>-</text:p>
          </table:table-cell>
          <table:table-cell office:value-type="float" office:value="43" table:style-name="ce46">
            <text:p>43</text:p>
          </table:table-cell>
          <table:table-cell office:value-type="string" table:style-name="ce47">
            <text:p>-</text:p>
          </table:table-cell>
          <table:table-cell office:value-type="float" office:value="209" table:style-name="ce46">
            <text:p>209</text:p>
          </table:table-cell>
          <table:table-cell office:value-type="string" table:style-name="ce47">
            <text:p>-</text:p>
          </table:table-cell>
          <table:table-cell office:value-type="float" office:value="285" table:style-name="ce46">
            <text:p>285</text:p>
          </table:table-cell>
          <table:table-cell office:value-type="string" table:style-name="ce47">
            <text:p>-</text:p>
          </table:table-cell>
          <table:table-cell office:value-type="float" office:value="237" table:style-name="ce46">
            <text:p>237</text:p>
          </table:table-cell>
          <table:table-cell office:value-type="string" table:style-name="ce47">
            <text:p>-</text:p>
          </table:table-cell>
          <table:table-cell office:value-type="float" office:value="145" table:style-name="ce46">
            <text:p>145</text:p>
          </table:table-cell>
          <table:table-cell office:value-type="string" table:style-name="ce47">
            <text:p>-</text:p>
          </table:table-cell>
          <table:table-cell office:value-type="float" office:value="8" table:style-name="ce46">
            <text:p>8</text:p>
          </table:table-cell>
          <table:table-cell office:value-type="string" table:style-name="ce47">
            <text:p>-</text:p>
          </table:table-cell>
          <table:table-cell office:value-type="float" office:value="939" table:style-name="ce46">
            <text:p>93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style-name="ce41"/>
          <table:table-cell table:number-columns-repeated="20" table:style-name="ce21"/>
          <table:table-cell table:number-columns-repeated="16343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874350" table:style-name="ce43">
            <text:p>2.874.350</text:p>
          </table:table-cell>
          <table:table-cell office:value-type="percentage" office:value="1" table:style-name="ce44">
            <text:p>100,0%</text:p>
          </table:table-cell>
          <table:table-cell office:value-type="float" office:value="3844649" table:style-name="ce43">
            <text:p>3.844.649</text:p>
          </table:table-cell>
          <table:table-cell office:value-type="percentage" office:value="0.97085992709678803" table:style-name="ce44">
            <text:p>97,1%</text:p>
          </table:table-cell>
          <table:table-cell office:value-type="float" office:value="3171061" table:style-name="ce43">
            <text:p>3.171.061</text:p>
          </table:table-cell>
          <table:table-cell office:value-type="percentage" office:value="0.59416700737082695" table:style-name="ce44">
            <text:p>59,4%</text:p>
          </table:table-cell>
          <table:table-cell office:value-type="float" office:value="5653550" table:style-name="ce43">
            <text:p>5.653.550</text:p>
          </table:table-cell>
          <table:table-cell office:value-type="percentage" office:value="0.80382539875273451" table:style-name="ce44">
            <text:p>80,4%</text:p>
          </table:table-cell>
          <table:table-cell office:value-type="float" office:value="3059127" table:style-name="ce43">
            <text:p>3.059.127</text:p>
          </table:table-cell>
          <table:table-cell office:value-type="percentage" office:value="0.38763671419866119" table:style-name="ce44">
            <text:p>38,8%</text:p>
          </table:table-cell>
          <table:table-cell office:value-type="float" office:value="820723" table:style-name="ce43">
            <text:p>820.723</text:p>
          </table:table-cell>
          <table:table-cell office:value-type="percentage" office:value="0.13172871802995728" table:style-name="ce44">
            <text:p>13,2%</text:p>
          </table:table-cell>
          <table:table-cell office:value-type="float" office:value="531155" table:style-name="ce43">
            <text:p>531.155</text:p>
          </table:table-cell>
          <table:table-cell office:value-type="percentage" office:value="0.10742035820605747" table:style-name="ce44">
            <text:p>10,7%</text:p>
          </table:table-cell>
          <table:table-cell office:value-type="float" office:value="27465" table:style-name="ce43">
            <text:p>27.465</text:p>
          </table:table-cell>
          <table:table-cell office:value-type="percentage" office:value="7.0627970476402572E-3" table:style-name="ce44">
            <text:p>0,7%</text:p>
          </table:table-cell>
          <table:table-cell office:value-type="float" office:value="19982080" table:style-name="ce43">
            <text:p>19.982.080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47441030562637398" table:style-name="ce44">
            <text:p>47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07T14:21:38Z</meta:creation-date>
    <dc:date>2021-07-07T14:21:55Z</dc:date>
  </office:meta>
</office:document-meta>
</file>